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normal" officeooo:rsid="000624e9" officeooo:paragraph-rsid="000624e9" style:font-weight-asian="normal" style:font-weight-complex="normal"/>
    </style:style>
    <style:style style:name="P2" style:family="paragraph" style:parent-style-name="Text_20_body">
      <style:paragraph-properties fo:margin-top="0cm" fo:margin-bottom="0cm" style:contextual-spacing="false"/>
      <style:text-properties fo:font-weight="normal" officeooo:rsid="000624e9" officeooo:paragraph-rsid="0009bfb4" style:font-weight-asian="normal" style:font-weight-complex="normal"/>
    </style:style>
    <style:style style:name="P3" style:family="paragraph" style:parent-style-name="Preformatted_20_Text" style:list-style-name="L2">
      <style:text-properties officeooo:paragraph-rsid="006590f4"/>
    </style:style>
    <style:style style:name="P4" style:family="paragraph" style:parent-style-name="Standard" style:list-style-name="L1">
      <style:text-properties fo:font-weight="bold" officeooo:rsid="000624e9" officeooo:paragraph-rsid="0013e48a" style:font-weight-asian="bold" style:font-weight-complex="bold"/>
    </style:style>
    <style:style style:name="P5" style:family="paragraph" style:parent-style-name="Standard" style:list-style-name="L1">
      <style:text-properties fo:font-weight="bold" officeooo:rsid="000624e9" officeooo:paragraph-rsid="000624e9" style:font-weight-asian="bold" style:font-weight-complex="bold"/>
    </style:style>
    <style:style style:name="P6" style:family="paragraph" style:parent-style-name="Standard" style:list-style-name="L1">
      <style:text-properties fo:font-weight="normal" officeooo:rsid="000624e9" officeooo:paragraph-rsid="000624e9" style:font-weight-asian="normal" style:font-weight-complex="normal"/>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1">
      <style:text-properties fo:font-weight="bold" officeooo:rsid="000624e9" officeooo:paragraph-rsid="000624e9" style:font-weight-asian="bold" style:font-weight-complex="bold"/>
    </style:style>
    <style:style style:name="P9" style:family="paragraph" style:parent-style-name="Text_20_body" style:list-style-name="L1">
      <style:text-properties fo:font-style="italic" fo:font-weight="bold" officeooo:rsid="000624e9" officeooo:paragraph-rsid="000624e9" style:font-style-asian="italic" style:font-weight-asian="bold" style:font-style-complex="italic" style:font-weight-complex="bold"/>
    </style:style>
    <style:style style:name="P10" style:family="paragraph" style:parent-style-name="Text_20_body" style:list-style-name="L1">
      <style:paragraph-properties fo:margin-top="0cm" fo:margin-bottom="0cm" style:contextual-spacing="false"/>
      <style:text-properties fo:font-style="italic" officeooo:paragraph-rsid="001f58b5" style:font-style-asian="italic" style:font-style-complex="italic"/>
    </style:style>
    <style:style style:name="P11" style:family="paragraph" style:parent-style-name="Text_20_body" style:list-style-name="L2">
      <style:paragraph-properties fo:margin-top="0cm" fo:margin-bottom="0cm" style:contextual-spacing="false"/>
      <style:text-properties fo:font-style="italic" officeooo:paragraph-rsid="0024e5b7" style:font-style-asian="italic" style:font-style-complex="italic"/>
    </style:style>
    <style:style style:name="P12" style:family="paragraph" style:parent-style-name="Text_20_body" style:list-style-name="L1">
      <style:paragraph-properties fo:margin-top="0cm" fo:margin-bottom="0cm" style:contextual-spacing="false"/>
      <style:text-properties fo:font-style="italic" fo:font-weight="normal" officeooo:paragraph-rsid="001f58b5" style:font-style-asian="italic" style:font-weight-asian="normal" style:font-style-complex="italic" style:font-weight-complex="normal"/>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officeooo:paragraph-rsid="002eed57"/>
    </style:style>
    <style:style style:name="P15" style:family="paragraph" style:parent-style-name="Text_20_body" style:list-style-name="L2">
      <style:paragraph-properties fo:margin-top="0cm" fo:margin-bottom="0cm" style:contextual-spacing="false"/>
      <style:text-properties officeooo:paragraph-rsid="00286af3"/>
    </style:style>
    <style:style style:name="P16" style:family="paragraph" style:parent-style-name="Text_20_body" style:list-style-name="L2">
      <style:paragraph-properties fo:margin-top="0cm" fo:margin-bottom="0cm" style:contextual-spacing="false"/>
      <style:text-properties officeooo:paragraph-rsid="0028bcfd"/>
    </style:style>
    <style:style style:name="P17" style:family="paragraph" style:parent-style-name="Text_20_body" style:list-style-name="L2">
      <style:paragraph-properties fo:margin-top="0cm" fo:margin-bottom="0cm" style:contextual-spacing="false"/>
      <style:text-properties officeooo:paragraph-rsid="0029b2e4"/>
    </style:style>
    <style:style style:name="P18" style:family="paragraph" style:parent-style-name="Text_20_body" style:list-style-name="L2">
      <style:paragraph-properties fo:margin-top="0cm" fo:margin-bottom="0cm" style:contextual-spacing="false"/>
      <style:text-properties officeooo:paragraph-rsid="00326e75"/>
    </style:style>
    <style:style style:name="P19" style:family="paragraph" style:parent-style-name="Text_20_body" style:list-style-name="L2">
      <style:paragraph-properties fo:margin-top="0cm" fo:margin-bottom="0cm" style:contextual-spacing="false"/>
      <style:text-properties officeooo:paragraph-rsid="0009bfb4"/>
    </style:style>
    <style:style style:name="P20" style:family="paragraph" style:parent-style-name="Text_20_body" style:list-style-name="L2">
      <style:paragraph-properties fo:margin-top="0cm" fo:margin-bottom="0cm" style:contextual-spacing="false"/>
      <style:text-properties officeooo:paragraph-rsid="000dc978"/>
    </style:style>
    <style:style style:name="P21" style:family="paragraph" style:parent-style-name="Text_20_body" style:list-style-name="L2">
      <style:paragraph-properties fo:margin-top="0cm" fo:margin-bottom="0cm" style:contextual-spacing="false"/>
      <style:text-properties officeooo:paragraph-rsid="003fc0e7"/>
    </style:style>
    <style:style style:name="P22" style:family="paragraph" style:parent-style-name="Text_20_body" style:list-style-name="L2">
      <style:paragraph-properties fo:margin-top="0cm" fo:margin-bottom="0cm" style:contextual-spacing="false"/>
      <style:text-properties officeooo:paragraph-rsid="003fd283"/>
    </style:style>
    <style:style style:name="P23" style:family="paragraph" style:parent-style-name="Text_20_body" style:list-style-name="L2">
      <style:paragraph-properties fo:margin-top="0cm" fo:margin-bottom="0cm" style:contextual-spacing="false"/>
      <style:text-properties officeooo:paragraph-rsid="00489abb"/>
    </style:style>
    <style:style style:name="P24" style:family="paragraph" style:parent-style-name="Text_20_body" style:list-style-name="L2">
      <style:paragraph-properties fo:margin-top="0cm" fo:margin-bottom="0cm" style:contextual-spacing="false"/>
      <style:text-properties officeooo:paragraph-rsid="0055a1ff"/>
    </style:style>
    <style:style style:name="P25" style:family="paragraph" style:parent-style-name="Text_20_body" style:list-style-name="L2">
      <style:paragraph-properties fo:margin-top="0cm" fo:margin-bottom="0cm" style:contextual-spacing="false"/>
      <style:text-properties officeooo:paragraph-rsid="0056f005"/>
    </style:style>
    <style:style style:name="P26" style:family="paragraph" style:parent-style-name="Text_20_body" style:list-style-name="L2">
      <style:paragraph-properties fo:margin-top="0cm" fo:margin-bottom="0cm" style:contextual-spacing="false"/>
      <style:text-properties officeooo:paragraph-rsid="005fe261"/>
    </style:style>
    <style:style style:name="P27" style:family="paragraph" style:parent-style-name="Text_20_body" style:list-style-name="L2">
      <style:paragraph-properties fo:margin-top="0cm" fo:margin-bottom="0cm" style:contextual-spacing="false"/>
      <style:text-properties officeooo:paragraph-rsid="00648f46"/>
    </style:style>
    <style:style style:name="P28" style:family="paragraph" style:parent-style-name="Text_20_body" style:list-style-name="L2">
      <style:paragraph-properties fo:margin-top="0cm" fo:margin-bottom="0cm" style:contextual-spacing="false"/>
      <style:text-properties officeooo:paragraph-rsid="006590f4"/>
    </style:style>
    <style:style style:name="P29" style:family="paragraph" style:parent-style-name="Text_20_body" style:list-style-name="L2">
      <style:text-properties officeooo:paragraph-rsid="006590f4"/>
    </style:style>
    <style:style style:name="P30" style:family="paragraph" style:parent-style-name="Text_20_body" style:list-style-name="L2">
      <style:paragraph-properties fo:margin-top="0cm" fo:margin-bottom="0cm" style:contextual-spacing="false"/>
      <style:text-properties officeooo:paragraph-rsid="00673162"/>
    </style:style>
    <style:style style:name="P31" style:family="paragraph" style:parent-style-name="Text_20_body" style:list-style-name="L2">
      <style:paragraph-properties fo:margin-top="0cm" fo:margin-bottom="0cm" style:contextual-spacing="false"/>
      <style:text-properties officeooo:paragraph-rsid="0069cd75"/>
    </style:style>
    <style:style style:name="P32" style:family="paragraph" style:parent-style-name="Text_20_body" style:list-style-name="L2">
      <style:paragraph-properties fo:margin-top="0cm" fo:margin-bottom="0cm" style:contextual-spacing="false"/>
      <style:text-properties officeooo:paragraph-rsid="007f5985"/>
    </style:style>
    <style:style style:name="P33" style:family="paragraph" style:parent-style-name="Text_20_body" style:list-style-name="L2">
      <style:paragraph-properties fo:margin-top="0cm" fo:margin-bottom="0cm" style:contextual-spacing="false"/>
      <style:text-properties officeooo:paragraph-rsid="0081d8ab"/>
    </style:style>
    <style:style style:name="P34" style:family="paragraph" style:parent-style-name="Text_20_body" style:list-style-name="L2">
      <style:paragraph-properties fo:margin-top="0cm" fo:margin-bottom="0cm" style:contextual-spacing="false"/>
      <style:text-properties officeooo:paragraph-rsid="00868ec7"/>
    </style:style>
    <style:style style:name="P35" style:family="paragraph" style:parent-style-name="Text_20_body" style:list-style-name="L2">
      <style:paragraph-properties fo:margin-top="0cm" fo:margin-bottom="0cm" style:contextual-spacing="false"/>
      <style:text-properties officeooo:paragraph-rsid="008f2959"/>
    </style:style>
    <style:style style:name="P36" style:family="paragraph" style:parent-style-name="Text_20_body" style:list-style-name="L2">
      <style:paragraph-properties fo:margin-top="0cm" fo:margin-bottom="0cm" style:contextual-spacing="false"/>
      <style:text-properties officeooo:paragraph-rsid="00947b1a"/>
    </style:style>
    <style:style style:name="P37" style:family="paragraph" style:parent-style-name="Text_20_body" style:list-style-name="L1">
      <style:paragraph-properties fo:margin-top="0cm" fo:margin-bottom="0cm" style:contextual-spacing="false"/>
      <style:text-properties fo:font-style="normal" fo:font-weight="normal" officeooo:paragraph-rsid="001f58b5" style:font-style-asian="normal" style:font-weight-asian="normal" style:font-style-complex="normal" style:font-weight-complex="normal"/>
    </style:style>
    <style:style style:name="P38" style:family="paragraph" style:parent-style-name="Text_20_body" style:list-style-name="L2">
      <style:paragraph-properties fo:margin-top="0cm" fo:margin-bottom="0cm" style:contextual-spacing="false"/>
      <style:text-properties fo:font-style="normal" fo:font-weight="normal" officeooo:paragraph-rsid="00286af3" style:font-style-asian="normal" style:font-weight-asian="normal" style:font-style-complex="normal" style:font-weight-complex="normal"/>
    </style:style>
    <style:style style:name="P39" style:family="paragraph" style:parent-style-name="Text_20_body" style:list-style-name="L2">
      <style:paragraph-properties fo:margin-top="0cm" fo:margin-bottom="0cm" style:contextual-spacing="false"/>
      <style:text-properties fo:font-style="normal" fo:font-weight="normal" officeooo:rsid="0028bcfd" officeooo:paragraph-rsid="0028bcfd" style:font-style-asian="normal" style:font-weight-asian="normal" style:font-style-complex="normal" style:font-weight-complex="normal"/>
    </style:style>
    <style:style style:name="P40" style:family="paragraph" style:parent-style-name="Text_20_body" style:list-style-name="L2">
      <style:paragraph-properties fo:margin-top="0cm" fo:margin-bottom="0cm" style:contextual-spacing="false"/>
      <style:text-properties fo:font-weight="normal" officeooo:rsid="000624e9" officeooo:paragraph-rsid="0009bfb4" style:font-weight-asian="normal" style:font-weight-complex="normal"/>
    </style:style>
    <style:style style:name="P41" style:family="paragraph" style:parent-style-name="Text_20_body" style:list-style-name="L2">
      <style:paragraph-properties fo:margin-top="0cm" fo:margin-bottom="0cm" style:contextual-spacing="false"/>
      <style:text-properties fo:font-weight="normal" officeooo:rsid="000624e9" style:font-weight-asian="normal" style:font-weight-complex="normal"/>
    </style:style>
    <style:style style:name="P42" style:family="paragraph" style:parent-style-name="Text_20_body" style:list-style-name="L2">
      <style:paragraph-properties fo:margin-top="0cm" fo:margin-bottom="0cm" style:contextual-spacing="false"/>
      <style:text-properties fo:font-weight="normal" officeooo:rsid="000624e9" officeooo:paragraph-rsid="00868ec7" style:font-weight-asian="normal" style:font-weight-complex="normal"/>
    </style:style>
    <style:style style:name="P43" style:family="paragraph" style:parent-style-name="Text_20_body" style:list-style-name="L1">
      <style:paragraph-properties fo:margin-top="0cm" fo:margin-bottom="0cm" style:contextual-spacing="false"/>
      <style:text-properties fo:font-weight="normal" officeooo:rsid="000624e9" officeooo:paragraph-rsid="0009bfb4" style:font-weight-asian="normal" style:font-weight-complex="normal"/>
    </style:style>
    <style:style style:name="P44" style:family="paragraph" style:parent-style-name="Text_20_body">
      <style:paragraph-properties fo:margin-top="0cm" fo:margin-bottom="0cm" style:contextual-spacing="false"/>
      <style:text-properties officeooo:paragraph-rsid="00326e75"/>
    </style:style>
    <style:style style:name="P45" style:family="paragraph" style:parent-style-name="Text_20_body">
      <style:paragraph-properties fo:margin-top="0cm" fo:margin-bottom="0cm" style:contextual-spacing="false"/>
      <style:text-properties officeooo:paragraph-rsid="0069cd75"/>
    </style:style>
    <style:style style:name="P46" style:family="paragraph" style:parent-style-name="Text_20_body" style:list-style-name="L2">
      <style:paragraph-properties fo:margin-top="0cm" fo:margin-bottom="0cm" style:contextual-spacing="false" fo:text-align="justify" style:justify-single-word="false"/>
      <style:text-properties officeooo:paragraph-rsid="0071f0fb"/>
    </style:style>
    <style:style style:name="T1" style:family="text">
      <style:text-properties fo:font-weight="normal" style:font-weight-asian="normal" style:font-weight-complex="normal"/>
    </style:style>
    <style:style style:name="T2" style:family="text">
      <style:text-properties fo:font-weight="normal" officeooo:rsid="000624e9" style:font-weight-asian="normal" style:font-weight-complex="normal"/>
    </style:style>
    <style:style style:name="T3" style:family="text">
      <style:text-properties fo:font-weight="normal" officeooo:rsid="003687f3" style:font-weight-asian="normal" style:font-weight-complex="normal"/>
    </style:style>
    <style:style style:name="T4" style:family="text">
      <style:text-properties fo:font-weight="normal" officeooo:rsid="003fd283" style:font-weight-asian="normal" style:font-weight-complex="normal"/>
    </style:style>
    <style:style style:name="T5" style:family="text">
      <style:text-properties fo:font-weight="normal" officeooo:rsid="00489abb" style:font-weight-asian="normal" style:font-weight-complex="normal"/>
    </style:style>
    <style:style style:name="T6" style:family="text">
      <style:text-properties fo:font-weight="normal" officeooo:rsid="005d695e" style:font-weight-asian="normal" style:font-weight-complex="normal"/>
    </style:style>
    <style:style style:name="T7" style:family="text">
      <style:text-properties fo:font-style="italic" officeooo:rsid="0012e17a" style:font-style-asian="italic" style:font-style-complex="italic"/>
    </style:style>
    <style:style style:name="T8" style:family="text">
      <style:text-properties fo:font-style="italic" officeooo:rsid="0022a518" style:font-style-asian="italic" style:font-style-complex="italic"/>
    </style:style>
    <style:style style:name="T9" style:family="text">
      <style:text-properties fo:font-style="italic" officeooo:rsid="004c27ea" style:font-style-asian="italic" style:font-style-complex="italic"/>
    </style:style>
    <style:style style:name="T10" style:family="text">
      <style:text-properties fo:font-style="italic" officeooo:rsid="00745f70" style:font-style-asian="italic" style:font-style-complex="italic"/>
    </style:style>
    <style:style style:name="T11" style:family="text">
      <style:text-properties fo:font-style="italic" officeooo:rsid="0078855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f58b5" style:font-style-asian="italic" style:font-weight-asian="bold" style:font-style-complex="italic" style:font-weight-complex="bold"/>
    </style:style>
    <style:style style:name="T14" style:family="text">
      <style:text-properties fo:font-style="italic" fo:font-weight="bold" officeooo:rsid="00286af3" style:font-style-asian="italic" style:font-weight-asian="bold" style:font-style-complex="italic" style:font-weight-complex="bold"/>
    </style:style>
    <style:style style:name="T15" style:family="text">
      <style:text-properties fo:font-style="italic" fo:font-weight="bold" officeooo:rsid="0028bcfd" style:font-style-asian="italic" style:font-weight-asian="bold" style:font-style-complex="italic" style:font-weight-complex="bold"/>
    </style:style>
    <style:style style:name="T16" style:family="text">
      <style:text-properties fo:font-style="italic" fo:font-weight="bold" officeooo:rsid="0029b2e4" style:font-style-asian="italic" style:font-weight-asian="bold" style:font-style-complex="italic" style:font-weight-complex="bold"/>
    </style:style>
    <style:style style:name="T17" style:family="text">
      <style:text-properties fo:font-style="italic" fo:font-weight="bold" officeooo:rsid="00326e75" style:font-style-asian="italic" style:font-weight-asian="bold" style:font-style-complex="italic" style:font-weight-complex="bold"/>
    </style:style>
    <style:style style:name="T18" style:family="text">
      <style:text-properties fo:font-style="italic" fo:font-weight="bold" officeooo:rsid="003687f3" style:font-style-asian="italic" style:font-weight-asian="bold" style:font-style-complex="italic" style:font-weight-complex="bold"/>
    </style:style>
    <style:style style:name="T19" style:family="text">
      <style:text-properties fo:font-style="italic" fo:font-weight="bold" officeooo:rsid="003fc0e7" style:font-style-asian="italic" style:font-weight-asian="bold" style:font-style-complex="italic" style:font-weight-complex="bold"/>
    </style:style>
    <style:style style:name="T20" style:family="text">
      <style:text-properties fo:font-style="italic" fo:font-weight="bold" officeooo:rsid="003fd283" style:font-style-asian="italic" style:font-weight-asian="bold" style:font-style-complex="italic" style:font-weight-complex="bold"/>
    </style:style>
    <style:style style:name="T21" style:family="text">
      <style:text-properties fo:font-style="italic" fo:font-weight="bold" officeooo:rsid="0055a1ff" style:font-style-asian="italic" style:font-weight-asian="bold" style:font-style-complex="italic" style:font-weight-complex="bold"/>
    </style:style>
    <style:style style:name="T22" style:family="text">
      <style:text-properties fo:font-style="italic" fo:font-weight="bold" officeooo:rsid="0057b8b0" style:font-style-asian="italic" style:font-weight-asian="bold" style:font-style-complex="italic" style:font-weight-complex="bold"/>
    </style:style>
    <style:style style:name="T23" style:family="text">
      <style:text-properties fo:font-style="italic" fo:font-weight="bold" officeooo:rsid="000624e9" style:font-style-asian="italic" style:font-weight-asian="bold" style:font-style-complex="italic" style:font-weight-complex="bold"/>
    </style:style>
    <style:style style:name="T24" style:family="text">
      <style:text-properties fo:font-style="italic" fo:font-weight="bold" officeooo:rsid="0082ee14" style:font-style-asian="italic" style:font-weight-asian="bold" style:font-style-complex="italic" style:font-weight-complex="bold"/>
    </style:style>
    <style:style style:name="T25" style:family="text">
      <style:text-properties fo:font-style="italic" fo:font-weight="bold" officeooo:rsid="00868ec7" style:font-style-asian="italic" style:font-weight-asian="bold" style:font-style-complex="italic" style:font-weight-complex="bold"/>
    </style:style>
    <style:style style:name="T26" style:family="text">
      <style:text-properties fo:font-style="italic" fo:font-weight="bold" officeooo:rsid="00899d7e" style:font-style-asian="italic" style:font-weight-asian="bold" style:font-style-complex="italic" style:font-weight-complex="bold"/>
    </style:style>
    <style:style style:name="T27" style:family="text">
      <style:text-properties fo:font-style="italic" fo:font-weight="bold" officeooo:rsid="00920335" style:font-style-asian="italic" style:font-weight-asian="bold" style:font-style-complex="italic" style:font-weight-complex="bold"/>
    </style:style>
    <style:style style:name="T28" style:family="text">
      <style:text-properties fo:font-style="italic" fo:font-weight="normal" officeooo:rsid="00920335" style:font-style-asian="italic" style:font-weight-asian="normal" style:font-style-complex="italic" style:font-weight-complex="normal"/>
    </style:style>
    <style:style style:name="T29" style:family="text">
      <style:text-properties style:font-weight-asian="normal" style:font-weight-complex="normal"/>
    </style:style>
    <style:style style:name="T30" style:family="text">
      <style:text-properties officeooo:rsid="001217d3"/>
    </style:style>
    <style:style style:name="T31" style:family="text">
      <style:text-properties fo:color="#000000" loext:opacity="100%"/>
    </style:style>
    <style:style style:name="T32" style:family="text">
      <style:text-properties fo:color="#000000" loext:opacity="100%" style:text-underline-style="none"/>
    </style:style>
    <style:style style:name="T33" style:family="text">
      <style:text-properties fo:color="#000000" loext:opacity="100%" style:text-underline-style="none" fo:font-weight="normal" style:font-weight-asian="normal" style:font-weight-complex="normal"/>
    </style:style>
    <style:style style:name="T34" style:family="text">
      <style:text-properties fo:color="#000000" loext:opacity="100%" style:text-underline-style="none" fo:font-weight="normal" officeooo:rsid="0017ff54" style:font-weight-asian="normal" style:font-weight-complex="normal"/>
    </style:style>
    <style:style style:name="T35" style:family="text">
      <style:text-properties fo:color="#000000" loext:opacity="100%" style:text-underline-style="none" fo:font-weight="normal" officeooo:rsid="000624e9" style:font-weight-asian="normal" style:font-weight-complex="normal"/>
    </style:style>
    <style:style style:name="T36" style:family="text">
      <style:text-properties fo:color="#000000" loext:opacity="100%" style:text-underline-style="none" officeooo:rsid="0059c98f"/>
    </style:style>
    <style:style style:name="T37" style:family="text">
      <style:text-properties fo:color="#000000" loext:opacity="100%" style:text-underline-style="none" officeooo:rsid="007ae365"/>
    </style:style>
    <style:style style:name="T38" style:family="text">
      <style:text-properties fo:color="#000000" loext:opacity="100%" fo:font-weight="normal" officeooo:rsid="000624e9" style:font-weight-asian="normal" style:font-weight-complex="normal"/>
    </style:style>
    <style:style style:name="T39" style:family="text">
      <style:text-properties fo:color="#000000" loext:opacity="100%" fo:font-style="italic" style:text-underline-style="none" fo:font-weight="bold" style:font-style-asian="italic" style:font-weight-asian="bold" style:font-style-complex="italic" style:font-weight-complex="bold"/>
    </style:style>
    <style:style style:name="T40" style:family="text">
      <style:text-properties fo:color="#000000" loext:opacity="100%" fo:font-style="italic" style:text-underline-style="none" fo:font-weight="bold" officeooo:rsid="000624e9" style:font-style-asian="italic" style:font-weight-asian="bold" style:font-style-complex="italic" style:font-weight-complex="bold"/>
    </style:style>
    <style:style style:name="T41" style:family="text">
      <style:text-properties fo:color="#000000" loext:opacity="100%" fo:font-style="italic" style:text-underline-style="none" fo:font-weight="bold" officeooo:rsid="0083951c" style:font-style-asian="italic" style:font-weight-asian="bold" style:font-style-complex="italic" style:font-weight-complex="bold"/>
    </style:style>
    <style:style style:name="T42" style:family="text">
      <style:text-properties fo:color="#000000" loext:opacity="100%" fo:font-style="italic" style:text-underline-style="none" fo:font-weight="normal" officeooo:rsid="000624e9" style:font-style-asian="italic" style:font-weight-asian="normal" style:font-style-complex="italic" style:font-weight-complex="normal"/>
    </style:style>
    <style:style style:name="T43" style:family="text">
      <style:text-properties fo:color="#000000" loext:opacity="100%" fo:font-style="italic" fo:font-weight="bold" officeooo:rsid="005fe261" style:font-style-asian="italic" style:font-weight-asian="bold" style:font-style-complex="italic" style:font-weight-complex="bold"/>
    </style:style>
    <style:style style:name="T44" style:family="text">
      <style:text-properties fo:color="#000000" loext:opacity="100%" fo:font-style="italic" fo:font-weight="bold" officeooo:rsid="00648f46" style:font-style-asian="italic" style:font-weight-asian="bold" style:font-style-complex="italic" style:font-weight-complex="bold"/>
    </style:style>
    <style:style style:name="T45" style:family="text">
      <style:text-properties fo:color="#000000" loext:opacity="100%" fo:font-style="italic" fo:font-weight="bold" officeooo:rsid="00673162" style:font-style-asian="italic" style:font-weight-asian="bold" style:font-style-complex="italic" style:font-weight-complex="bold"/>
    </style:style>
    <style:style style:name="T46" style:family="text">
      <style:text-properties fo:color="#000000" loext:opacity="100%" fo:font-style="italic" fo:font-weight="bold" officeooo:rsid="0069cd75" style:font-style-asian="italic" style:font-weight-asian="bold" style:font-style-complex="italic" style:font-weight-complex="bold"/>
    </style:style>
    <style:style style:name="T47" style:family="text">
      <style:text-properties fo:color="#000000" loext:opacity="100%" fo:font-style="italic" fo:font-weight="bold" officeooo:rsid="006d8150" style:font-style-asian="italic" style:font-weight-asian="bold" style:font-style-complex="italic" style:font-weight-complex="bold"/>
    </style:style>
    <style:style style:name="T48" style:family="text">
      <style:text-properties fo:color="#000000" loext:opacity="100%" fo:font-style="italic" fo:font-weight="bold" officeooo:rsid="006e1f64" style:font-style-asian="italic" style:font-weight-asian="bold" style:font-style-complex="italic" style:font-weight-complex="bold"/>
    </style:style>
    <style:style style:name="T49" style:family="text">
      <style:text-properties fo:color="#000000" loext:opacity="100%" fo:font-style="italic" fo:font-weight="normal" officeooo:rsid="000624e9" style:font-style-asian="italic" style:font-weight-asian="normal" style:font-style-complex="italic" style:font-weight-complex="normal"/>
    </style:style>
    <style:style style:name="T50" style:family="text">
      <style:text-properties fo:color="#000000" loext:opacity="100%" fo:font-style="normal" style:text-underline-style="none" fo:font-weight="normal" style:font-style-asian="normal" style:font-weight-asian="normal" style:font-style-complex="normal" style:font-weight-complex="normal"/>
    </style:style>
    <style:style style:name="T51" style:family="text">
      <style:text-properties fo:color="#000000" loext:opacity="100%" fo:font-style="normal" style:text-underline-style="none" fo:font-weight="normal" officeooo:rsid="00899d7e" style:font-style-asian="normal" style:font-weight-asian="normal" style:font-style-complex="normal" style:font-weight-complex="normal"/>
    </style:style>
    <style:style style:name="T52" style:family="text">
      <style:text-properties fo:color="#000000" loext:opacity="100%" fo:font-style="normal" style:text-underline-style="none" fo:font-weight="normal" officeooo:rsid="000624e9" style:font-style-asian="normal" style:font-weight-asian="normal" style:font-style-complex="normal" style:font-weight-complex="normal"/>
    </style:style>
    <style:style style:name="T53" style:family="text">
      <style:text-properties fo:color="#000000" loext:opacity="100%" fo:font-style="normal" fo:font-weight="normal" officeooo:rsid="005fe261" style:font-style-asian="normal" style:font-weight-asian="normal" style:font-style-complex="normal" style:font-weight-complex="normal"/>
    </style:style>
    <style:style style:name="T54" style:family="text">
      <style:text-properties fo:color="#000000" loext:opacity="100%" fo:font-style="normal" fo:font-weight="normal" officeooo:rsid="0060f68b" style:font-style-asian="normal" style:font-weight-asian="normal" style:font-style-complex="normal" style:font-weight-complex="normal"/>
    </style:style>
    <style:style style:name="T55" style:family="text">
      <style:text-properties fo:color="#000000" loext:opacity="100%" fo:font-style="normal" fo:font-weight="normal" officeooo:rsid="00673162" style:font-style-asian="normal" style:font-weight-asian="normal" style:font-style-complex="normal" style:font-weight-complex="normal"/>
    </style:style>
    <style:style style:name="T56" style:family="text">
      <style:text-properties fo:color="#000000" loext:opacity="100%" fo:font-style="normal" fo:font-weight="normal" officeooo:rsid="0069cd75" style:font-style-asian="normal" style:font-weight-asian="normal" style:font-style-complex="normal" style:font-weight-complex="normal"/>
    </style:style>
    <style:style style:name="T57" style:family="text">
      <style:text-properties fo:color="#000000" loext:opacity="100%" fo:font-style="normal" fo:font-weight="normal" officeooo:rsid="006d8150" style:font-style-asian="normal" style:font-weight-asian="normal" style:font-style-complex="normal" style:font-weight-complex="normal"/>
    </style:style>
    <style:style style:name="T58" style:family="text">
      <style:text-properties fo:color="#000000" loext:opacity="100%" fo:font-style="normal" fo:font-weight="normal" officeooo:rsid="006e1f64" style:font-style-asian="normal" style:font-weight-asian="normal" style:font-style-complex="normal" style:font-weight-complex="normal"/>
    </style:style>
    <style:style style:name="T59" style:family="text">
      <style:text-properties fo:color="#000000" loext:opacity="100%" fo:font-style="normal" fo:font-weight="normal" officeooo:rsid="00899d7e" style:font-style-asian="normal" style:font-weight-asian="normal" style:font-style-complex="normal" style:font-weight-complex="normal"/>
    </style:style>
    <style:style style:name="T60" style:family="text">
      <style:text-properties fo:color="#000000" loext:opacity="100%" fo:font-style="normal" fo:font-weight="bold" officeooo:rsid="005fe261" style:font-style-asian="normal" style:font-weight-asian="normal" style:font-style-complex="normal" style:font-weight-complex="normal"/>
    </style:style>
    <style:style style:name="T61" style:family="text">
      <style:text-properties fo:color="#000000" loext:opacity="100%" fo:font-style="normal" fo:font-weight="bold" officeooo:rsid="0069cd75" style:font-style-asian="normal" style:font-weight-asian="normal" style:font-style-complex="normal" style:font-weight-complex="normal"/>
    </style:style>
    <style:style style:name="T62" style:family="text">
      <style:text-properties fo:color="#000000" loext:opacity="100%" fo:font-style="normal" style:text-underline-style="solid" style:text-underline-width="auto" style:text-underline-color="font-color" fo:font-weight="normal" officeooo:rsid="00899d7e" style:font-style-asian="normal" style:font-weight-asian="normal" style:font-style-complex="normal" style:font-weight-complex="normal"/>
    </style:style>
    <style:style style:name="T63" style:family="text">
      <style:text-properties fo:color="#000000" loext:opacity="100%" officeooo:rsid="005a2af0"/>
    </style:style>
    <style:style style:name="T64" style:family="text">
      <style:text-properties officeooo:rsid="0012e17a"/>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officeooo:rsid="001a45a2"/>
    </style:style>
    <style:style style:name="T68" style:family="text">
      <style:text-properties style:text-position="super 58%" officeooo:rsid="001a45a2"/>
    </style:style>
    <style:style style:name="T69" style:family="text">
      <style:text-properties officeooo:rsid="001a4745"/>
    </style:style>
    <style:style style:name="T70" style:family="text">
      <style:text-properties officeooo:rsid="001b4d2d"/>
    </style:style>
    <style:style style:name="T71" style:family="text">
      <style:text-properties officeooo:rsid="001d1ba8"/>
    </style:style>
    <style:style style:name="T72" style:family="text">
      <style:text-properties officeooo:rsid="001ec266"/>
    </style:style>
    <style:style style:name="T73" style:family="text">
      <style:text-properties fo:font-style="normal" style:font-style-asian="normal" style:font-style-complex="normal"/>
    </style:style>
    <style:style style:name="T74" style:family="text">
      <style:text-properties fo:font-style="normal" officeooo:rsid="003687f3"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31fc9" style:font-style-asian="normal" style:font-weight-asian="normal" style:font-style-complex="normal" style:font-weight-complex="normal"/>
    </style:style>
    <style:style style:name="T77" style:family="text">
      <style:text-properties fo:font-style="normal" fo:font-weight="normal" officeooo:rsid="0028bcfd" style:font-style-asian="normal" style:font-weight-asian="normal" style:font-style-complex="normal" style:font-weight-complex="normal"/>
    </style:style>
    <style:style style:name="T78" style:family="text">
      <style:text-properties fo:font-style="normal" fo:font-weight="normal" officeooo:rsid="00326e75" style:font-style-asian="normal" style:font-weight-asian="normal" style:font-style-complex="normal" style:font-weight-complex="normal"/>
    </style:style>
    <style:style style:name="T79" style:family="text">
      <style:text-properties fo:font-style="normal" fo:font-weight="normal" officeooo:rsid="003687f3" style:font-style-asian="normal" style:font-weight-asian="normal" style:font-style-complex="normal" style:font-weight-complex="normal"/>
    </style:style>
    <style:style style:name="T80" style:family="text">
      <style:text-properties fo:font-style="normal" fo:font-weight="normal" officeooo:rsid="003fc0e7" style:font-style-asian="normal" style:font-weight-asian="normal" style:font-style-complex="normal" style:font-weight-complex="normal"/>
    </style:style>
    <style:style style:name="T81" style:family="text">
      <style:text-properties fo:font-style="normal" fo:font-weight="normal" officeooo:rsid="003fd283" style:font-style-asian="normal" style:font-weight-asian="normal" style:font-style-complex="normal" style:font-weight-complex="normal"/>
    </style:style>
    <style:style style:name="T82" style:family="text">
      <style:text-properties fo:font-style="normal" fo:font-weight="normal" officeooo:rsid="0043034e" style:font-style-asian="normal" style:font-weight-asian="normal" style:font-style-complex="normal" style:font-weight-complex="normal"/>
    </style:style>
    <style:style style:name="T83" style:family="text">
      <style:text-properties fo:font-style="normal" fo:font-weight="normal" officeooo:rsid="00489abb" style:font-style-asian="normal" style:font-weight-asian="normal" style:font-style-complex="normal" style:font-weight-complex="normal"/>
    </style:style>
    <style:style style:name="T84" style:family="text">
      <style:text-properties fo:font-style="normal" fo:font-weight="normal" officeooo:rsid="00512eb9" style:font-style-asian="normal" style:font-weight-asian="normal" style:font-style-complex="normal" style:font-weight-complex="normal"/>
    </style:style>
    <style:style style:name="T85" style:family="text">
      <style:text-properties fo:font-style="normal" fo:font-weight="normal" officeooo:rsid="0055a1ff" style:font-style-asian="normal" style:font-weight-asian="normal" style:font-style-complex="normal" style:font-weight-complex="normal"/>
    </style:style>
    <style:style style:name="T86" style:family="text">
      <style:text-properties fo:font-style="normal" fo:font-weight="normal" officeooo:rsid="0086f570" style:font-style-asian="normal" style:font-weight-asian="normal" style:font-style-complex="normal" style:font-weight-complex="normal"/>
    </style:style>
    <style:style style:name="T87" style:family="text">
      <style:text-properties fo:font-style="normal" fo:font-weight="normal" officeooo:rsid="00868ec7" style:font-style-asian="normal" style:font-weight-asian="normal" style:font-style-complex="normal" style:font-weight-complex="normal"/>
    </style:style>
    <style:style style:name="T88" style:family="text">
      <style:text-properties fo:font-style="normal" fo:font-weight="normal" officeooo:rsid="00899d7e" style:font-style-asian="normal" style:font-weight-asian="normal" style:font-style-complex="normal" style:font-weight-complex="normal"/>
    </style:style>
    <style:style style:name="T89" style:family="text">
      <style:text-properties fo:font-style="normal" fo:font-weight="normal" officeooo:rsid="000624e9" style:font-style-asian="normal" style:font-weight-asian="normal" style:font-style-complex="normal" style:font-weight-complex="normal"/>
    </style:style>
    <style:style style:name="T90" style:family="text">
      <style:text-properties fo:font-style="normal" fo:font-weight="normal" officeooo:rsid="00920335" style:font-style-asian="normal" style:font-weight-asian="normal" style:font-style-complex="normal" style:font-weight-complex="normal"/>
    </style:style>
    <style:style style:name="T91" style:family="text">
      <style:text-properties fo:font-style="normal" style:text-underline-style="none" fo:font-weight="normal" officeooo:rsid="00899d7e" style:font-style-asian="normal" style:font-weight-asian="normal" style:font-style-complex="normal" style:font-weight-complex="normal"/>
    </style:style>
    <style:style style:name="T92" style:family="text">
      <style:text-properties fo:font-style="normal" style:text-underline-style="none" fo:font-weight="normal" officeooo:rsid="000624e9" style:font-style-asian="normal" style:font-weight-asian="normal" style:font-style-complex="normal" style:font-weight-complex="normal"/>
    </style:style>
    <style:style style:name="T93" style:family="text">
      <style:text-properties fo:font-style="normal" fo:font-weight="bold" officeooo:rsid="0055a1ff" style:font-style-asian="normal" style:font-weight-asian="bold" style:font-style-complex="normal" style:font-weight-complex="bold"/>
    </style:style>
    <style:style style:name="T94" style:family="text">
      <style:text-properties fo:font-style="normal" fo:font-weight="bold" officeooo:rsid="00899d7e" style:font-style-asian="normal" style:font-weight-asian="normal" style:font-style-complex="normal" style:font-weight-complex="normal"/>
    </style:style>
    <style:style style:name="T95" style:family="text">
      <style:text-properties fo:font-weight="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53888350" text:style-name="L1">
        <text:list-item>
          <text:p text:style-name="P4">INTRODUCTION:- <text:s text:c="5"/></text:p>
          <text:p text:style-name="P4"><text:span text:style-name="T64">(</text:span><text:span text:style-name="T7">SOURCE: Wikipedia, HTB Academy, </text:span><text:span text:style-name="T8">redhat.com, </text:span><text:span text:style-name="T9">itsfoss.com, </text:span><text:span text:style-name="T10">tutorialspoint.com, </text:span><text:span text:style-name="T11">techtarget.com</text:span><text:span text:style-name="T64">)</text:span> <text:s text:c="17"/></text:p>
          <text:p text:style-name="P6"/>
        </text:list-item>
        <text:list-item>
          <text:p text:style-name="P5"><text:span text:style-name="T29">Linux</text:span><text:span text:style-name="T1"> is a family of </text:span><text:a xlink:type="simple" xlink:href="https://en.wikipedia.org/wiki/Free_and_open-source_software" text:style-name="Internet_20_link" text:visited-style-name="Visited_20_Internet_20_Link"><text:span text:style-name="T33">open</text:span></text:a><text:a xlink:type="simple" xlink:href="https://en.wikipedia.org/wiki/Free_and_open-source_software" text:style-name="Internet_20_link" text:visited-style-name="Visited_20_Internet_20_Link"><text:span text:style-name="T1">-</text:span></text:a><text:a xlink:type="simple" xlink:href="https://en.wikipedia.org/wiki/Free_and_open-source_software" text:style-name="Internet_20_link" text:visited-style-name="Visited_20_Internet_20_Link"><text:span text:style-name="T33">source</text:span></text:a><text:span text:style-name="T1"> </text:span><text:a xlink:type="simple" xlink:href="https://en.wikipedia.org/wiki/Unix-like" text:style-name="Internet_20_link" text:visited-style-name="Visited_20_Internet_20_Link"><text:span text:style-name="T33">Unix-like</text:span></text:a><text:span text:style-name="T1"> </text:span><text:a xlink:type="simple" xlink:href="https://en.wikipedia.org/wiki/Operating_system" text:style-name="Internet_20_link" text:visited-style-name="Visited_20_Internet_20_Link"><text:span text:style-name="T33">operating</text:span></text:a><text:a xlink:type="simple" xlink:href="https://en.wikipedia.org/wiki/Operating_system" text:style-name="Internet_20_link" text:visited-style-name="Visited_20_Internet_20_Link"><text:span text:style-name="T1"> </text:span></text:a><text:a xlink:type="simple" xlink:href="https://en.wikipedia.org/wiki/Operating_system" text:style-name="Internet_20_link" text:visited-style-name="Visited_20_Internet_20_Link"><text:span text:style-name="T33">systems</text:span></text:a><text:span text:style-name="T1"> based on the </text:span><text:a xlink:type="simple" xlink:href="https://en.wikipedia.org/wiki/Linux_kernel" text:style-name="Internet_20_link" text:visited-style-name="Visited_20_Internet_20_Link"><text:span text:style-name="T33">Linux</text:span></text:a><text:a xlink:type="simple" xlink:href="https://en.wikipedia.org/wiki/Linux_kernel" text:style-name="Internet_20_link" text:visited-style-name="Visited_20_Internet_20_Link"><text:span text:style-name="T1"> </text:span></text:a><text:a xlink:type="simple" xlink:href="https://en.wikipedia.org/wiki/Linux_kernel" text:style-name="Internet_20_link" text:visited-style-name="Visited_20_Internet_20_Link"><text:span text:style-name="T33">kernel</text:span></text:a><text:span text:style-name="T1">, an </text:span><text:a xlink:type="simple" xlink:href="https://en.wikipedia.org/wiki/Kernel_(operating_system)" text:style-name="Internet_20_link" text:visited-style-name="Visited_20_Internet_20_Link"><text:span text:style-name="T33">operating system kernel</text:span></text:a><text:span text:style-name="T1"> first released on September 17, 1991, by </text:span><text:a xlink:type="simple" xlink:href="https://en.wikipedia.org/wiki/Linus_Torvalds" text:style-name="Internet_20_link" text:visited-style-name="Visited_20_Internet_20_Link"><text:span text:style-name="T33">Linus Torvalds</text:span></text:a><text:span text:style-name="T1">. Linux is typically </text:span><text:a xlink:type="simple" xlink:href="https://en.wikipedia.org/wiki/Package_manager" text:style-name="Internet_20_link" text:visited-style-name="Visited_20_Internet_20_Link"><text:span text:style-name="T33">packaged</text:span></text:a><text:span text:style-name="T1"> in a </text:span><text:a xlink:type="simple" xlink:href="https://en.wikipedia.org/wiki/Linux_distribution" text:style-name="Internet_20_link" text:visited-style-name="Visited_20_Internet_20_Link"><text:span text:style-name="T33">Linux distribution</text:span></text:a><text:span text:style-name="T1">. </text:span></text:p>
          <text:p text:style-name="P6"/>
        </text:list-item>
        <text:list-item>
          <text:p text:style-name="P8"><text:span text:style-name="T1">Distributions include the Linux kernel and supporting </text:span><text:a xlink:type="simple" xlink:href="https://en.wikipedia.org/wiki/System_software" text:style-name="Internet_20_link" text:visited-style-name="Visited_20_Internet_20_Link"><text:span text:style-name="T33">system software</text:span></text:a><text:span text:style-name="T1"> and </text:span><text:a xlink:type="simple" xlink:href="https://en.wikipedia.org/wiki/Library_(computer_science)" text:style-name="Internet_20_link" text:visited-style-name="Visited_20_Internet_20_Link"><text:span text:style-name="T33">libraries</text:span></text:a><text:span text:style-name="T1">, many of which are provided by the </text:span><text:a xlink:type="simple" xlink:href="https://en.wikipedia.org/wiki/GNU_Project" text:style-name="Internet_20_link" text:visited-style-name="Visited_20_Internet_20_Link"><text:span text:style-name="T33">GNU Project</text:span></text:a><text:span text:style-name="T1">. Many Linux distributions use the word "Linux" in their name, but the </text:span><text:a xlink:type="simple" xlink:href="https://en.wikipedia.org/wiki/Free_Software_Foundation" text:style-name="Internet_20_link" text:visited-style-name="Visited_20_Internet_20_Link"><text:span text:style-name="T33">Free Software Foundation</text:span></text:a><text:span text:style-name="T1"> uses the name "</text:span><text:span text:style-name="T29">GNU/Linux</text:span><text:span text:style-name="T1">" to emphasize the importance of </text:span><text:a xlink:type="simple" xlink:href="https://en.wikipedia.org/wiki/GNU" text:style-name="Internet_20_link" text:visited-style-name="Visited_20_Internet_20_Link"><text:span text:style-name="T33">GNU</text:span></text:a><text:span text:style-name="T1"> software, </text:span><text:a xlink:type="simple" xlink:href="https://en.wikipedia.org/wiki/GNU/Linux_naming_controversy" text:style-name="Internet_20_link" text:visited-style-name="Visited_20_Internet_20_Link"><text:span text:style-name="T33">causing some controversy</text:span></text:a><text:span text:style-name="T1">.</text:span></text:p>
        </text:list-item>
        <text:list-item>
          <text:p text:style-name="P5"><text:span text:style-name="T1">Desktop Linux distributions include a </text:span><text:a xlink:type="simple" xlink:href="https://en.wikipedia.org/wiki/Windowing_system" text:style-name="Internet_20_link" text:visited-style-name="Visited_20_Internet_20_Link"><text:span text:style-name="T33">windowing system</text:span></text:a><text:span text:style-name="T1"> such as</text:span><text:span text:style-name="T33"> </text:span><text:span text:style-name="T34">X11</text:span><text:span text:style-name="T1"> or </text:span><text:a xlink:type="simple" xlink:href="https://en.wikipedia.org/wiki/Wayland_(display_server_protocol)" text:style-name="Internet_20_link" text:visited-style-name="Visited_20_Internet_20_Link"><text:span text:style-name="T33">Wayland</text:span></text:a><text:span text:style-name="T1">, and a </text:span><text:a xlink:type="simple" xlink:href="https://en.wikipedia.org/wiki/Desktop_environment" text:style-name="Internet_20_link" text:visited-style-name="Visited_20_Internet_20_Link"><text:span text:style-name="T33">desktop environment</text:span></text:a><text:span text:style-name="T1"> such as </text:span><text:a xlink:type="simple" xlink:href="https://en.wikipedia.org/wiki/GNOME" text:style-name="Internet_20_link" text:visited-style-name="Visited_20_Internet_20_Link"><text:span text:style-name="T33">GNOME</text:span></text:a><text:span text:style-name="T1"> or </text:span><text:a xlink:type="simple" xlink:href="https://en.wikipedia.org/wiki/KDE_Plasma_5" text:style-name="Internet_20_link" text:visited-style-name="Visited_20_Internet_20_Link"><text:span text:style-name="T33">KDE Plasma</text:span></text:a><text:span text:style-name="T1">. Distributions intended for </text:span><text:a xlink:type="simple" xlink:href="https://en.wikipedia.org/wiki/Server_(computing)" text:style-name="Internet_20_link" text:visited-style-name="Visited_20_Internet_20_Link"><text:span text:style-name="T33">servers</text:span></text:a><text:span text:style-name="T1"> may omit </text:span><text:a xlink:type="simple" xlink:href="https://en.wikipedia.org/wiki/Computer_graphics" text:style-name="Internet_20_link" text:visited-style-name="Visited_20_Internet_20_Link"><text:span text:style-name="T33">graphics</text:span></text:a><text:span text:style-name="T1"> altogether, or include a </text:span><text:a xlink:type="simple" xlink:href="https://en.wikipedia.org/wiki/Solution_stack" text:style-name="Internet_20_link" text:visited-style-name="Visited_20_Internet_20_Link"><text:span text:style-name="T33">solution stack</text:span></text:a><text:span text:style-name="T1"> such as </text:span><text:a xlink:type="simple" xlink:href="https://en.wikipedia.org/wiki/LAMP_(software_bundle)" text:style-name="Internet_20_link" text:visited-style-name="Visited_20_Internet_20_Link"><text:span text:style-name="T33">LAMP</text:span></text:a><text:span text:style-name="T1">. Because Linux is freely redistributable, anyone may create a distribution for any purpose.</text:span></text:p>
          <text:p text:style-name="P6"><text:bookmark text:name="cite_ref-what_24-0"/></text:p>
        </text:list-item>
        <text:list-item>
          <text:p text:style-name="P5"><text:span text:style-name="T1">Linux is one of the most prominent examples of free and open-source </text:span><text:a xlink:type="simple" xlink:href="https://en.wikipedia.org/wiki/Software" text:style-name="Internet_20_link" text:visited-style-name="Visited_20_Internet_20_Link"><text:span text:style-name="T33">software</text:span></text:a><text:span text:style-name="T1"> collaboration. The </text:span><text:a xlink:type="simple" xlink:href="https://en.wikipedia.org/wiki/Source_code" text:style-name="Internet_20_link" text:visited-style-name="Visited_20_Internet_20_Link"><text:span text:style-name="T33">source</text:span></text:a><text:a xlink:type="simple" xlink:href="https://en.wikipedia.org/wiki/Source_code" text:style-name="Internet_20_link" text:visited-style-name="Visited_20_Internet_20_Link"><text:span text:style-name="T1"> </text:span></text:a><text:a xlink:type="simple" xlink:href="https://en.wikipedia.org/wiki/Source_code" text:style-name="Internet_20_link" text:visited-style-name="Visited_20_Internet_20_Link"><text:span text:style-name="T33">code</text:span></text:a><text:span text:style-name="T1"> may be used, modified and distributed commercially or non-commercially by anyone under the terms of its respective licenses, such as the </text:span><text:a xlink:type="simple" xlink:href="https://en.wikipedia.org/wiki/GNU_General_Public_License" text:style-name="Internet_20_link" text:visited-style-name="Visited_20_Internet_20_Link"><text:span text:style-name="T33">GNU</text:span></text:a><text:a xlink:type="simple" xlink:href="https://en.wikipedia.org/wiki/GNU_General_Public_License" text:style-name="Internet_20_link" text:visited-style-name="Visited_20_Internet_20_Link"><text:span text:style-name="T66"> </text:span></text:a><text:a xlink:type="simple" xlink:href="https://en.wikipedia.org/wiki/GNU_General_Public_License" text:style-name="Internet_20_link" text:visited-style-name="Visited_20_Internet_20_Link"><text:span text:style-name="T33">General</text:span></text:a><text:a xlink:type="simple" xlink:href="https://en.wikipedia.org/wiki/GNU_General_Public_License" text:style-name="Internet_20_link" text:visited-style-name="Visited_20_Internet_20_Link"><text:span text:style-name="T1"> </text:span></text:a><text:a xlink:type="simple" xlink:href="https://en.wikipedia.org/wiki/GNU_General_Public_License" text:style-name="Internet_20_link" text:visited-style-name="Visited_20_Internet_20_Link"><text:span text:style-name="T33">Public</text:span></text:a><text:a xlink:type="simple" xlink:href="https://en.wikipedia.org/wiki/GNU_General_Public_License" text:style-name="Internet_20_link" text:visited-style-name="Visited_20_Internet_20_Link"><text:span text:style-name="T1"> </text:span></text:a><text:a xlink:type="simple" xlink:href="https://en.wikipedia.org/wiki/GNU_General_Public_License" text:style-name="Internet_20_link" text:visited-style-name="Visited_20_Internet_20_Link"><text:span text:style-name="T33">License</text:span></text:a><text:span text:style-name="T1">.</text:span></text:p>
          <text:p text:style-name="P6"/>
        </text:list-item>
        <text:list-item>
          <text:p text:style-name="P9"><text:span text:style-name="T30">Basic </text:span>components of a Linux system include the following:</text:p>
        </text:list-item>
        <text:list-item text:style-override="L2">
          <text:p text:style-name="P32"><text:span text:style-name="T12">A </text:span><text:a xlink:type="simple" xlink:href="https://en.wikipedia.org/wiki/Bootloader" text:style-name="Internet_20_link" text:visited-style-name="Visited_20_Internet_20_Link"><text:span text:style-name="T39">bootloader</text:span></text:a>, for example <text:a xlink:type="simple" xlink:href="https://en.wikipedia.org/wiki/GNU_GRUB" text:style-name="Internet_20_link" text:visited-style-name="Visited_20_Internet_20_Link"><text:span text:style-name="T32">GNU</text:span></text:a><text:a xlink:type="simple" xlink:href="https://en.wikipedia.org/wiki/GNU_GRUB" text:style-name="Internet_20_link" text:visited-style-name="Visited_20_Internet_20_Link"><text:span text:style-name="T65"> </text:span></text:a><text:a xlink:type="simple" xlink:href="https://en.wikipedia.org/wiki/GNU_GRUB" text:style-name="Internet_20_link" text:visited-style-name="Visited_20_Internet_20_Link"><text:span text:style-name="T32">GRUB</text:span></text:a>, <text:a xlink:type="simple" xlink:href="https://en.wikipedia.org/wiki/LILO_(boot_loader)" text:style-name="Internet_20_link" text:visited-style-name="Visited_20_Internet_20_Link"><text:span text:style-name="T32">LILO</text:span></text:a>, <text:a xlink:type="simple" xlink:href="https://en.wikipedia.org/wiki/SYSLINUX" text:style-name="Internet_20_link" text:visited-style-name="Visited_20_Internet_20_Link"><text:span text:style-name="T32">SYSLINUX</text:span></text:a> or <text:a xlink:type="simple" xlink:href="https://en.wikipedia.org/wiki/Systemd-boot" text:style-name="Internet_20_link" text:visited-style-name="Visited_20_Internet_20_Link"><text:span text:style-name="T32">systemd</text:span></text:a><text:a xlink:type="simple" xlink:href="https://en.wikipedia.org/wiki/Systemd-boot" text:style-name="Internet_20_link" text:visited-style-name="Visited_20_Internet_20_Link"><text:span text:style-name="T65">-</text:span></text:a><text:a xlink:type="simple" xlink:href="https://en.wikipedia.org/wiki/Systemd-boot" text:style-name="Internet_20_link" text:visited-style-name="Visited_20_Internet_20_Link"><text:span text:style-name="T32">boot</text:span></text:a>. A boot loader is a program responsible for loading the Linux kernel with optional kernel parameters and the Linux initial RAM disk, known as initrd into the computer's <text:a xlink:type="simple" xlink:href="https://en.wikipedia.org/wiki/Main_memory" text:style-name="Internet_20_link" text:visited-style-name="Visited_20_Internet_20_Link"><text:span text:style-name="T32">main</text:span></text:a><text:a xlink:type="simple" xlink:href="https://en.wikipedia.org/wiki/Main_memory" text:style-name="Internet_20_link" text:visited-style-name="Visited_20_Internet_20_Link"><text:span text:style-name="T65"> </text:span></text:a><text:a xlink:type="simple" xlink:href="https://en.wikipedia.org/wiki/Main_memory" text:style-name="Internet_20_link" text:visited-style-name="Visited_20_Internet_20_Link"><text:span text:style-name="T32">memor</text:span></text:a><text:span text:style-name="T37">y.</text:span> Linux kernel is the core of the Linux operating system, and it starts the init process, or an init replacement such as <text:a xlink:type="simple" xlink:href="https://www.freedesktop.org/wiki/Software/systemd/" text:style-name="Internet_20_link" text:visited-style-name="Visited_20_Internet_20_Link"><text:span text:style-name="T32">systemd</text:span></text:a>, immediately after being loaded. The Linux initial RAM disk provides a temporary storage space for loading critical files into memory before the real root file system can be mounted. by being executed. When a computer is powered-up or restarted, the basic input/output system (<text:a xlink:type="simple" xlink:href="https://www.techtarget.com/whatis/definition/BIOS-basic-input-output-system" text:style-name="Internet_20_link" text:visited-style-name="Visited_20_Internet_20_Link"><text:span text:style-name="T32">BIOS</text:span></text:a>) performs some initial tests, and then transfers control to the Master Boot Record (<text:a xlink:type="simple" xlink:href="https://www.techtarget.com/whatis/definition/Master-Boot-Record-MBR" text:style-name="Internet_20_link" text:visited-style-name="Visited_20_Internet_20_Link"><text:span text:style-name="T32">MBR</text:span></text:a>) where the boot loader resides. On older computers with BIOS (Basic Input/Output System), a boot loader resides in the MBR (Master Boot Record), which occupies the first 512 bytes on a disk, but newer computers with UEFI (Unified Extensible Firmware Interface) store it in a special partition called EFI System Partition. A boot loader is loaded by BIOS or UEFI after a successful POST (Power-On Self-Test), which is a self-test process performed immediately after a computer or other digital electronic device is powered on. If a computer is to be used with <text:a xlink:type="simple" xlink:href="https://www.techtarget.com/searchdatacenter/definition/Linux-operating-system" text:style-name="Internet_20_link" text:visited-style-name="Visited_20_Internet_20_Link"><text:span text:style-name="T32">Linux</text:span></text:a>, a special boot loader must be installed. LILO is the most popular boot loader among computer users that employ Linux as the main, or only, operating system. The primary advantage of LILO is the fact that it allows for fast boot-up. LOADLIN is preferred by some users whose computers have multiple operating systems, and who spend relatively little time in Linux. LOADLIN is sometimes used as a backup boot loader for Linux in case LILO fails. GRUB is preferred by many users of Red Hat Linux, because it is the default boot loader for that distribution.</text:p>
          <text:p text:style-name="P7"/>
        </text:list-item>
        <text:list-item text:style-override="L2">
          <text:p text:style-name="P14"><text:span text:style-name="T13">The Kernel, </text:span><text:span text:style-name="T75">The kernel is the main component of an operating system. It manages the resources for system's I/O devices at the hardware level. The Linu</text:span><text:span text:style-name="T76">x</text:span><text:span text:style-name="T75"> kernel is the main </text:span><text:soft-page-break/><text:span text:style-name="T75">component of a Linux operating system (OS) and is the core interface between a computer’s hardware and its processes. It communicates between the 2, managing resources as efficiently as possible. The kernel is so named because—like a seed inside a hard shell—it exists within the OS and controls all the major functions of the hardware, whether it’s a phone, laptop, server, or any other kind of computer. The kernel, if implemented properly, is invisible to the user, working in its own little world known as kernel space, where it allocates memory and keeps track of where everything is stored. What the user sees—like web browsers and </text:span><text:a xlink:type="simple" xlink:href="https://www.redhat.com/en/topics/data-storage/file-block-object-storage" text:style-name="Internet_20_link" text:visited-style-name="Visited_20_Internet_20_Link"><text:span text:style-name="T50">files</text:span></text:a><text:span text:style-name="T75">—are known as the user space. These applications interact with the kernel through a system call interface (SCI). <text:s/></text:span><text:span text:style-name="Emphasis"><text:span text:style-name="T1">Think about it like this.</text:span></text:span><text:span text:style-name="T75"> The kernel is a busy personal assistant for a powerful executive (the hardware). It’s the assistant’s job to relay messages and requests (processes) from employees and the public (users) to the executive, to remember what is stored where (memory), and to determine who has access to the executive at any given time and for how long.</text:span></text:p>
          <text:p text:style-name="P37"/>
          <text:p text:style-name="P12">The kernel has 4 jobs:</text:p>
          <text:p text:style-name="P10"><text:span text:style-name="Strong_20_Emphasis"><text:span text:style-name="T73"/></text:span></text:p>
          <text:list text:style-name="L2">
            <text:list-item>
              <text:p text:style-name="P11"><text:span text:style-name="Strong_20_Emphasis">Memory management</text:span><text:span text:style-name="Strong_20_Emphasis"><text:span text:style-name="T73">: </text:span></text:span><text:span text:style-name="T75">Keep track of how much memory is used to store what, and where.</text:span></text:p>
              <text:p text:style-name="P11"><text:span text:style-name="Strong_20_Emphasis"><text:span text:style-name="T75"/></text:span></text:p>
            </text:list-item>
            <text:list-item>
              <text:p text:style-name="P15"><text:span text:style-name="T14">Process management: </text:span><text:span text:style-name="T75">Determine which processes can use the central processing unit (CPU), when, and for how long.</text:span></text:p>
              <text:p text:style-name="P38"/>
            </text:list-item>
            <text:list-item>
              <text:p text:style-name="P16"><text:span text:style-name="T15">Device drivers: </text:span><text:span text:style-name="T75">Act as mediator/interpreter between the hardware and processes</text:span><text:span text:style-name="T77">.</text:span></text:p>
              <text:p text:style-name="P39"/>
            </text:list-item>
            <text:list-item>
              <text:p text:style-name="P17"><text:span text:style-name="T16">System calls &amp; security: </text:span>Receive requests for service from the processes.</text:p>
              <text:p text:style-name="P17"/>
            </text:list-item>
          </text:list>
        </text:list-item>
        <text:list-item text:style-override="L2">
          <text:p text:style-name="P13"><text:span text:style-name="T12">An </text:span><text:a xlink:type="simple" xlink:href="https://en.wikipedia.org/wiki/Init" text:style-name="Internet_20_link" text:visited-style-name="Visited_20_Internet_20_Link"><text:span text:style-name="T39">init</text:span></text:a><text:span text:style-name="T12"> program</text:span>, such as the traditional <text:a xlink:type="simple" xlink:href="https://en.wikipedia.org/wiki/Sysvinit" text:style-name="Internet_20_link" text:visited-style-name="Visited_20_Internet_20_Link"><text:span text:style-name="T32">sysvinit</text:span></text:a> and the newer <text:a xlink:type="simple" xlink:href="https://en.wikipedia.org/wiki/Systemd" text:style-name="Internet_20_link" text:visited-style-name="Visited_20_Internet_20_Link"><text:span text:style-name="T32">systemd</text:span></text:a>, <text:a xlink:type="simple" xlink:href="https://en.wikipedia.org/wiki/OpenRC" text:style-name="Internet_20_link" text:visited-style-name="Visited_20_Internet_20_Link"><text:span text:style-name="T32">OpenRC</text:span></text:a> and <text:a xlink:type="simple" xlink:href="https://en.wikipedia.org/wiki/Upstart_(software)" text:style-name="Internet_20_link" text:visited-style-name="Visited_20_Internet_20_Link"><text:span text:style-name="T32">Upstart</text:span></text:a>. This is the first <text:a xlink:type="simple" xlink:href="https://en.wikipedia.org/wiki/Process_(computing)" text:style-name="Internet_20_link" text:visited-style-name="Visited_20_Internet_20_Link"><text:span text:style-name="T32">process</text:span></text:a> launched by the Linux kernel, and is at the root of the process tree: in other terms, all processes are launched through init. It starts processes such as system services and login prompts (whether graphical or in terminal mode). <text:span text:style-name="T67">In Unix-based OS, init (short for initialization) is the 1</text:span><text:span text:style-name="T68">st</text:span><text:span text:style-name="T67"> process started during booting of the computer system. Init is a daemon process that continues running untill the system is shut down. It’s the direct or indirect ancestor of all other processes &amp; automatically adopts all orphaned processes </text:span><text:span text:style-name="T69">(A process whose parent process no more exists i.e, finished or terminate is called an orphan process.), in the below C program, parent finishes execution &amp; exits while the child process is still executing &amp; is called an orphan process now. </text:span><text:span text:style-name="T70">However, the orphan process is soon adopted by init process, once its parent process dies.</text:span><text:span text:style-name="T71">). The kernel sets the orpahned process’s parent to init, this operation is called re-parenting &amp; occurs automatically, </text:span><text:span text:style-name="T72">though technically the process has the “init” process as parent, it’s still called as an orphan process since the process that originally created it no longer exists. In other systems orphan processes are immediately terminated by the kernel. In modern Linux systems, an orphan process may be reparented to a “subreaper” instead of init.</text:span></text:p>
          <text:p text:style-name="P7"/>
          <text:p text:style-name="P7"/>
          <text:p text:style-name="P7">// A C program to demonstrate Orphan Process.</text:p>
          <text:p text:style-name="P7">// Parent process finishes execution while the</text:p>
          <text:p text:style-name="P7"><text:soft-page-break/>// child process is running. The child process</text:p>
          <text:p text:style-name="P7">// becomes orphan.</text:p>
          <text:p text:style-name="P7">#include&lt;stdio.h&gt;</text:p>
          <text:p text:style-name="P7">#include &lt;sys/types.h&gt;</text:p>
          <text:p text:style-name="P7">#include &lt;unistd.h&gt;</text:p>
          <text:p text:style-name="P7"/>
          <text:p text:style-name="P7">int main()</text:p>
          <text:p text:style-name="P7">{</text:p>
          <text:p text:style-name="P7"><text:tab/>// Create a child process<text:tab/></text:p>
          <text:p text:style-name="P7"><text:tab/>int pid = fork();</text:p>
          <text:p text:style-name="P7"/>
          <text:p text:style-name="P7"><text:tab/>if (pid &gt; 0)</text:p>
          <text:p text:style-name="P7"><text:tab/><text:tab/>printf("in parent process");</text:p>
          <text:p text:style-name="P7"/>
          <text:p text:style-name="P7"><text:tab/>// Note that pid is 0 in child process</text:p>
          <text:p text:style-name="P7"><text:tab/>// and negative if fork() fails</text:p>
          <text:p text:style-name="P7"><text:tab/>else if (pid == 0)</text:p>
          <text:p text:style-name="P7"><text:tab/>{</text:p>
          <text:p text:style-name="P7"><text:tab/><text:tab/>sleep(30);</text:p>
          <text:p text:style-name="P7"><text:tab/><text:tab/>printf("in child process");</text:p>
          <text:p text:style-name="P7"><text:tab/>}</text:p>
          <text:p text:style-name="P7"/>
          <text:p text:style-name="P7"><text:tab/>return 0;</text:p>
          <text:p text:style-name="P7">}</text:p>
          <text:p text:style-name="P7"/>
        </text:list-item>
        <text:list-item text:style-override="L2">
          <text:p text:style-name="P18"><text:span text:style-name="T17">Daemons, </text:span><text:span text:style-name="T78">Background services are called "daemons" in Linux. Their purpose is to ensure that key functions such as scheduling, printing, and multimedia are working correctly. These small programs load after we booted or log into the computer. </text:span><text:span text:style-name="T75">is a program with a unique purpose. They are utility programs that run silently in the background to monitor and take care of certain subsystems to ensure that the operating system runs properly. A printer daemon monitors and takes care of printing services. A network daemon monitors and maintains network communications, and so on, they are not under the direct control of a user, they are effectively invisible, but essential. Because daemons do the bulk of their work in the background, they can appear a little mysterious and so, perhaps difficult to identify them and what they actually do. To identify a daemon, look for a process that ends with the letter ‘</text:span><text:span text:style-name="Emphasis"><text:span text:style-name="T1">d’</text:span></text:span><text:span text:style-name="T75">. It’s a general Linux rule that the names of daemons end this way. a few daemons can be seen here: </text:span><text:span text:style-name="Strong_20_Emphasis"><text:span text:style-name="T73">udisksd</text:span></text:span><text:span text:style-name="T75">, </text:span><text:span text:style-name="Strong_20_Emphasis"><text:span text:style-name="T73">gvfsd</text:span></text:span><text:span text:style-name="T75">, </text:span><text:span text:style-name="Strong_20_Emphasis"><text:span text:style-name="T73">systemd</text:span></text:span><text:span text:style-name="T75">, </text:span><text:span text:style-name="Strong_20_Emphasis"><text:span text:style-name="T73">logind, </text:span></text:span><text:span text:style-name="Strong_20_Emphasis"><text:span text:style-name="T74">etc.. </text:span></text:span><text:span text:style-name="Strong_20_Emphasis"><text:span text:style-name="T79">Again, a daemon is a process that runs in the background and is usually out of the control of the user. It is said that a daemon </text:span></text:span><text:span text:style-name="Strong_20_Emphasis"><text:span text:style-name="Emphasis"><text:span text:style-name="T79">has no controlling terminal</text:span></text:span></text:span><text:span text:style-name="Strong_20_Emphasis"><text:span text:style-name="T79">.</text:span></text:span></text:p>
          <text:list text:style-name="L2">
            <text:list-item>
              <text:p text:style-name="P18"><text:span text:style-name="Strong_20_Emphasis"><text:span text:style-name="T79">A </text:span></text:span><text:span text:style-name="Strong_20_Emphasis"><text:span text:style-name="Emphasis"><text:span text:style-name="T3">process</text:span></text:span></text:span><text:span text:style-name="Strong_20_Emphasis"><text:span text:style-name="T79"> is a running program. At a particular instant of time, it can be either running, sleeping, or zombie (a process that completed its task, but waiting for its parent process to accept the return value).</text:span></text:span></text:p>
              <text:p text:style-name="P18"><text:span text:style-name="Strong_20_Emphasis"><text:span text:style-name="T79"/></text:span></text:p>
            </text:list-item>
            <text:list-item>
              <text:p text:style-name="P18"><text:span text:style-name="Strong_20_Emphasis"><text:span text:style-name="T79">In Linux, there are three types of processes: </text:span></text:span><text:span text:style-name="Strong_20_Emphasis"><text:span text:style-name="T18">interactive</text:span></text:span><text:span text:style-name="Strong_20_Emphasis"><text:span text:style-name="T79">, </text:span></text:span><text:span text:style-name="Strong_20_Emphasis"><text:span text:style-name="T18">batch</text:span></text:span><text:span text:style-name="Strong_20_Emphasis"><text:span text:style-name="T79"> and </text:span></text:span><text:span text:style-name="Strong_20_Emphasis"><text:span text:style-name="T18">daemon</text:span></text:span><text:span text:style-name="Strong_20_Emphasis"><text:span text:style-name="T79">.</text:span></text:span></text:p>
              <text:p text:style-name="P18"><text:span text:style-name="Strong_20_Emphasis"><text:span text:style-name="T79"/></text:span></text:p>
            </text:list-item>
            <text:list-item>
              <text:p text:style-name="P21"><text:soft-page-break/><text:span text:style-name="Strong_20_Emphasis"><text:span text:style-name="T19">Interactive process, </text:span></text:span><text:span text:style-name="Strong_20_Emphasis"><text:span text:style-name="T80">these are run by a user at the command line are called interactive processes.</text:span></text:span></text:p>
            </text:list-item>
            <text:list-item>
              <text:p text:style-name="P22"><text:span text:style-name="Strong_20_Emphasis"><text:span text:style-name="T20">Batch processes, </text:span></text:span><text:span text:style-name="Strong_20_Emphasis"><text:span text:style-name="T81">these are not associated with the command line and are presented from a list of processes. Think of these as “groups of tasks”. These are best at times when the system usage is low. System backups, for example, are usually run at night since the daytime workers aren’t using the system. When I was a full-time system administrator.</text:span></text:span></text:p>
            </text:list-item>
            <text:list-item>
              <text:p text:style-name="P22"><text:span text:style-name="Strong_20_Emphasis"><text:span text:style-name="T81">Interactive processes and batch jobs are </text:span></text:span><text:span text:style-name="Strong_20_Emphasis"><text:span text:style-name="Emphasis"><text:span text:style-name="T4">not </text:span></text:span></text:span><text:span text:style-name="Strong_20_Emphasis"><text:span text:style-name="T81">daemons even though they can be run in the background and can do some monitoring work. They key is that these two types of processes involve human input through some sort of terminal control. Daemons do not need a person to start them up.</text:span></text:span></text:p>
            </text:list-item>
            <text:list-item>
              <text:p text:style-name="P22"><text:span text:style-name="Strong_20_Emphasis"><text:span text:style-name="T82">A</text:span></text:span><text:span text:style-name="Strong_20_Emphasis"><text:span text:style-name="T81"> </text:span></text:span><text:span text:style-name="Strong_20_Emphasis"><text:span text:style-name="Emphasis"><text:span text:style-name="T4">daemon</text:span></text:span></text:span><text:span text:style-name="Strong_20_Emphasis"><text:span text:style-name="T81"> </text:span></text:span><text:span text:style-name="Strong_20_Emphasis"><text:span text:style-name="T82">i</text:span></text:span><text:span text:style-name="Strong_20_Emphasis"><text:span text:style-name="T81">s a computer program that runs as a background process, rather than being under the direct control of an interactive user. When the system boot is complete, the system initialization process starts </text:span></text:span><text:span text:style-name="Strong_20_Emphasis"><text:span text:style-name="Emphasis"><text:span text:style-name="T4">spawning </text:span></text:span></text:span><text:span text:style-name="Strong_20_Emphasis"><text:span text:style-name="T81">(creating) daemons through a method called </text:span></text:span><text:span text:style-name="Strong_20_Emphasis"><text:span text:style-name="Emphasis"><text:span text:style-name="T4">forking</text:span></text:span></text:span><text:span text:style-name="Strong_20_Emphasis"><text:span text:style-name="T81">, eliminating the need for a terminal (this is what is meant by </text:span></text:span><text:span text:style-name="Strong_20_Emphasis"><text:span text:style-name="Emphasis"><text:span text:style-name="T4">no controlling terminal</text:span></text:span></text:span><text:span text:style-name="Strong_20_Emphasis"><text:span text:style-name="T81">).</text:span></text:span></text:p>
            </text:list-item>
            <text:list-item>
              <text:p text:style-name="P22"><text:span text:style-name="Strong_20_Emphasis"><text:span text:style-name="T81">While there are other methods to create processes, traditionally, in Linux, the way to create a process is through making a copy of an existing process in order to create a child process. </text:span></text:span></text:p>
            </text:list-item>
            <text:list-item>
              <text:p text:style-name="P22"><text:span text:style-name="Strong_20_Emphasis"><text:span text:style-name="T81">The term, </text:span></text:span><text:span text:style-name="Strong_20_Emphasis"><text:span text:style-name="Emphasis"><text:span text:style-name="T4">fork </text:span></text:span></text:span><text:span text:style-name="Strong_20_Emphasis"><text:span text:style-name="Emphasis"><text:span text:style-name="T6">i</text:span></text:span></text:span><text:span text:style-name="Strong_20_Emphasis"><text:span text:style-name="T81">sn’t arbitrary, by the way. It gets its name from the C programming language. One of the libraries that C uses, is called the standard library, containing methods to perform operating services. One of these methods, called </text:span></text:span><text:span text:style-name="Strong_20_Emphasis"><text:span text:style-name="Emphasis"><text:span text:style-name="T4">fork</text:span></text:span></text:span><text:span text:style-name="Strong_20_Emphasis"><text:span text:style-name="T81">, is dedicated to creating new processes. The process that initiates a fork is considered to be the parent process of the newly created child process.</text:span></text:span></text:p>
            </text:list-item>
            <text:list-item>
              <text:p text:style-name="P23"><text:span text:style-name="Strong_20_Emphasis"><text:span text:style-name="T83">The process that creates daemons is the initialization (called </text:span></text:span><text:span text:style-name="Strong_20_Emphasis"><text:span text:style-name="Source_20_Text"><text:span text:style-name="T83">init</text:span></text:span></text:span><text:span text:style-name="Strong_20_Emphasis"><text:span text:style-name="T83">) process by forking its own process to create new ones. Done this way, the </text:span></text:span><text:span text:style-name="Strong_20_Emphasis"><text:span text:style-name="Source_20_Text"><text:span text:style-name="T83">init </text:span></text:span></text:span><text:span text:style-name="Strong_20_Emphasis"><text:span text:style-name="T83">process is the outright parent process.</text:span></text:span></text:p>
            </text:list-item>
            <text:list-item>
              <text:p text:style-name="P23"><text:span text:style-name="Strong_20_Emphasis"><text:span text:style-name="T83">There is another way to spawn a daemon and that is for another process to fork a child process and then </text:span></text:span><text:span text:style-name="Strong_20_Emphasis"><text:span text:style-name="Emphasis"><text:span text:style-name="T5">die </text:span></text:span></text:span><text:span text:style-name="Strong_20_Emphasis"><text:span text:style-name="T83">(a term often used in place of </text:span></text:span><text:span text:style-name="Strong_20_Emphasis"><text:span text:style-name="Emphasis"><text:span text:style-name="T5">exit</text:span></text:span></text:span><text:span text:style-name="Strong_20_Emphasis"><text:span text:style-name="T83">). When the parent dies, the child process becomes an </text:span></text:span><text:span text:style-name="Strong_20_Emphasis"><text:span text:style-name="Emphasis"><text:span text:style-name="T5">orphan</text:span></text:span></text:span><text:span text:style-name="Strong_20_Emphasis"><text:span text:style-name="T83">. When a child process is orphaned, it is adopted by the </text:span></text:span><text:span text:style-name="Strong_20_Emphasis"><text:span text:style-name="T84">init </text:span></text:span><text:span text:style-name="Strong_20_Emphasis"><text:span text:style-name="T83">process.</text:span></text:span></text:p>
            </text:list-item>
            <text:list-item>
              <text:p text:style-name="P23"><text:span text:style-name="Strong_20_Emphasis"><text:span text:style-name="T83">If you overhear discussions, <text:s/>about daemons having “a parent process ID of 1,” this is why. Some daemons aren’t spawned at boot time, but are created later by another process which died, and </text:span></text:span><text:span text:style-name="Strong_20_Emphasis"><text:span text:style-name="Source_20_Text"><text:span text:style-name="T83">init </text:span></text:span></text:span><text:span text:style-name="Strong_20_Emphasis"><text:span text:style-name="T83">adopted it.</text:span></text:span></text:p>
            </text:list-item>
            <text:list-item>
              <text:p text:style-name="P23"><text:span text:style-name="Strong_20_Emphasis"><text:span text:style-name="T83">It is important that you do not confuse this with a </text:span></text:span><text:span text:style-name="Strong_20_Emphasis"><text:span text:style-name="Emphasis"><text:span text:style-name="T5">zombie</text:span></text:span></text:span><text:span text:style-name="Strong_20_Emphasis"><text:span text:style-name="T83">. Remember, a zombie is a child process that has finished its task and is waiting on the parent to accept the exit status.</text:span></text:span></text:p>
            </text:list-item>
            <text:list-item>
              <text:p text:style-name="P24"><text:span text:style-name="Strong_20_Emphasis"><text:span text:style-name="T85">Some of the Linux Daemons:</text:span></text:span></text:p>
              <text:list>
                <text:list-item>
                  <text:p text:style-name="P24"><text:span text:style-name="Strong_20_Emphasis"><text:span text:style-name="Source_20_Text"><text:span text:style-name="T21">udisksd</text:span></text:span></text:span><text:span text:style-name="Strong_20_Emphasis"><text:span text:style-name="T85">– handles operations such as querying, mounting, unmounting, formatting, or detaching storage devices such as hard disks or USB thumb drives.</text:span></text:span></text:p>
                </text:list-item>
                <text:list-item>
                  <text:p text:style-name="P24"><text:span text:style-name="Source_20_Text"><text:span text:style-name="T21">logind</text:span></text:span><text:span text:style-name="Strong_20_Emphasis"><text:span text:style-name="T85">– a tiny daemon that manages user logins and seats in various ways.</text:span></text:span></text:p>
                </text:list-item>
                <text:list-item>
                  <text:p text:style-name="P24"><text:span text:style-name="Source_20_Text"><text:span text:style-name="T21">httpd</text:span></text:span><text:span text:style-name="Strong_20_Emphasis"><text:span text:style-name="T85">– the HTTP service manager. This is normally run with Web server software such as Apache.</text:span></text:span></text:p>
                </text:list-item>
                <text:list-item>
                  <text:p text:style-name="P24"><text:soft-page-break/><text:span text:style-name="Source_20_Text"><text:span text:style-name="T21">sshd</text:span></text:span><text:span text:style-name="Strong_20_Emphasis"><text:span text:style-name="T85">– Daemon responsible for managing the SSH service. This is used on virtually any server that accepts SSH connections.</text:span></text:span></text:p>
                </text:list-item>
                <text:list-item>
                  <text:p text:style-name="P24"><text:span text:style-name="Source_20_Text"><text:span text:style-name="T21">ftpd</text:span></text:span><text:span text:style-name="Strong_20_Emphasis"><text:span text:style-name="T85">– manages the FTP service – FTP or File Transfer Protocol is a commonly-used protocol for transferring files between computers; one act as a client, the other act as a server.</text:span></text:span></text:p>
                </text:list-item>
                <text:list-item>
                  <text:p text:style-name="P25"><text:span text:style-name="Source_20_Text"><text:span text:style-name="T21">crond</text:span></text:span><text:span text:style-name="Strong_20_Emphasis"><text:span text:style-name="T21">–</text:span></text:span><text:span text:style-name="Strong_20_Emphasis"><text:span text:style-name="T85"> the scheduler daemon for time-based actions such as software updates or system checks.</text:span></text:span></text:p>
                </text:list-item>
                <text:list-item>
                  <text:p text:style-name="P24"><text:span text:style-name="Source_20_Text"><text:span text:style-name="T93">syst</text:span></text:span><text:span text:style-name="Source_20_Text"><text:span text:style-name="T22">emd</text:span></text:span><text:span text:style-name="Strong_20_Emphasis"><text:span text:style-name="T85">– the main purpose of this daemon is to unify service configuration and behavior across Linux distributions.</text:span></text:span></text:p>
                </text:list-item>
                <text:list-item>
                  <text:p text:style-name="P24"><text:span text:style-name="Strong_20_Emphasis"><text:span text:style-name="Source_20_Text"><text:span text:style-name="T21">rsyslogd</text:span></text:span></text:span><text:span text:style-name="Strong_20_Emphasis"><text:span text:style-name="T85">– used to log system messages. This is a newer version of </text:span></text:span><text:span text:style-name="Strong_20_Emphasis"><text:span text:style-name="Source_20_Text"><text:span text:style-name="T85">syslogd </text:span></text:span></text:span><text:span text:style-name="Strong_20_Emphasis"><text:span text:style-name="T85">having several additional features. It supports logging on local systems as well as on remote systems.</text:span></text:span></text:p>
                </text:list-item>
              </text:list>
            </text:list-item>
          </text:list>
        </text:list-item>
      </text:list>
      <text:p text:style-name="P44"/>
      <text:list xml:id="list175358449775228" text:continue-list="list2853888350" text:style-name="L2">
        <text:list-item>
          <text:p text:style-name="P19"><text:a xlink:type="simple" xlink:href="https://en.wikipedia.org/wiki/Library_(computing)" text:style-name="Internet_20_link" text:visited-style-name="Visited_20_Internet_20_Link"><text:span text:style-name="T39">Software libraries</text:span></text:a><text:span text:style-name="T31">, which contain code that can be used by running processes. On Linux systems using </text:span><text:a xlink:type="simple" xlink:href="https://en.wikipedia.org/wiki/Executable_and_Linkable_Format" text:style-name="Internet_20_link" text:visited-style-name="Visited_20_Internet_20_Link"><text:span text:style-name="T32">ELF</text:span></text:a><text:span text:style-name="T31">-format executable files, the </text:span><text:a xlink:type="simple" xlink:href="https://en.wikipedia.org/wiki/Dynamic_linker" text:style-name="Internet_20_link" text:visited-style-name="Visited_20_Internet_20_Link"><text:span text:style-name="T32">dynamic</text:span></text:a><text:a xlink:type="simple" xlink:href="https://en.wikipedia.org/wiki/Dynamic_linker" text:style-name="Internet_20_link" text:visited-style-name="Visited_20_Internet_20_Link"> </text:a><text:a xlink:type="simple" xlink:href="https://en.wikipedia.org/wiki/Dynamic_linker" text:style-name="Internet_20_link" text:visited-style-name="Visited_20_Internet_20_Link"><text:span text:style-name="T32">linker</text:span></text:a><text:span text:style-name="T31"> that manages the use of dynamic libraries is known as </text:span><text:a xlink:type="simple" xlink:href="https://en.wikipedia.org/wiki/Ld-linux.so" text:style-name="Internet_20_link" text:visited-style-name="Visited_20_Internet_20_Link"><text:span text:style-name="T32">ld-linux.so</text:span></text:a><text:span text:style-name="T31">. If the system is set up for the user to compile software themselves, </text:span><text:a xlink:type="simple" xlink:href="https://en.wikipedia.org/wiki/Header_file" text:style-name="Internet_20_link" text:visited-style-name="Visited_20_Internet_20_Link"><text:span text:style-name="T32">header files</text:span></text:a><text:span text:style-name="T31"> will also be included to describe the </text:span><text:a xlink:type="simple" xlink:href="https://en.wikipedia.org/wiki/Application_programming_interface" text:style-name="Internet_20_link" text:visited-style-name="Visited_20_Internet_20_Link"><text:span text:style-name="T32">interface</text:span></text:a><text:span text:style-name="T31"> of installed libraries. Besides the most commonly used software library on Linux systems, the </text:span><text:a xlink:type="simple" xlink:href="https://en.wikipedia.org/wiki/GNU_C_Library" text:style-name="Internet_20_link" text:visited-style-name="Visited_20_Internet_20_Link"><text:span text:style-name="T32">GNU C Library</text:span></text:a><text:span text:style-name="T31"> (glibc), there are numerous other libraries, such as </text:span><text:a xlink:type="simple" xlink:href="https://en.wikipedia.org/wiki/Simple_DirectMedia_Layer" text:style-name="Internet_20_link" text:visited-style-name="Visited_20_Internet_20_Link"><text:span text:style-name="T32">SDL</text:span></text:a><text:span text:style-name="T31"> and </text:span><text:a xlink:type="simple" xlink:href="https://en.wikipedia.org/wiki/Mesa_(computer_graphics)" text:style-name="Internet_20_link" text:visited-style-name="Visited_20_Internet_20_Link"><text:span text:style-name="T32">Mesa</text:span></text:a><text:span text:style-name="T31">. <text:s/></text:span><text:span text:style-name="T63">C standard</text:span><text:span text:style-name="T32"> </text:span><text:span text:style-name="T36">library</text:span><text:span text:style-name="T38"> is the library needed to run </text:span><text:a xlink:type="simple" xlink:href="https://en.wikipedia.org/wiki/C_(programming_language)" text:style-name="Internet_20_link" text:visited-style-name="Visited_20_Internet_20_Link"><text:span text:style-name="T32">C programs</text:span></text:a><text:span text:style-name="T38"> on a computer system, with the GNU C Library being the standard. For embedded systems, alternatives such as the </text:span><text:a xlink:type="simple" xlink:href="https://en.wikipedia.org/wiki/Musl" text:style-name="Internet_20_link" text:visited-style-name="Visited_20_Internet_20_Link"><text:span text:style-name="T32">musl</text:span></text:a><text:span text:style-name="T38">, </text:span><text:a xlink:type="simple" xlink:href="https://en.wikipedia.org/wiki/EGLIBC" text:style-name="Internet_20_link" text:visited-style-name="Visited_20_Internet_20_Link"><text:span text:style-name="T32">EGLIBC</text:span></text:a><text:span text:style-name="T38"> (a glibc fork once used by Debian) and </text:span><text:a xlink:type="simple" xlink:href="https://en.wikipedia.org/wiki/UClibc" text:style-name="Internet_20_link" text:visited-style-name="Visited_20_Internet_20_Link"><text:span text:style-name="T32">uClibc</text:span></text:a><text:span text:style-name="T38"> (which was designed for </text:span><text:a xlink:type="simple" xlink:href="https://en.wikipedia.org/wiki/UClinux" text:style-name="Internet_20_link" text:visited-style-name="Visited_20_Internet_20_Link"><text:span text:style-name="T32">uClinux</text:span></text:a><text:span text:style-name="T38">) have been developed, although the last two are no longer maintained. Android uses its own C library, </text:span><text:a xlink:type="simple" xlink:href="https://en.wikipedia.org/wiki/Bionic_(software)" text:style-name="Internet_20_link" text:visited-style-name="Visited_20_Internet_20_Link"><text:span text:style-name="T32">Bionic</text:span></text:a><text:span text:style-name="T38">.</text:span></text:p>
          <text:p text:style-name="P19"><text:span text:style-name="T38"/></text:p>
        </text:list-item>
        <text:list-item>
          <text:p text:style-name="P26"><text:span text:style-name="Source_20_Text"><text:span text:style-name="T43">OS Shell,</text:span></text:span><text:span text:style-name="Source_20_Text"><text:span text:style-name="T53">The operating system shell or the command language interpreter (also known as the command line) is the interface between the OS and the user. This interface allows the user to tell the OS what to do. The most commonly used shells are Bash, Tcsh/Csh, Ksh, Zsh, and Fish. A </text:span></text:span><text:span text:style-name="Source_20_Text"><text:span text:style-name="T60">Shell</text:span></text:span><text:span text:style-name="Source_20_Text"><text:span text:style-name="T53"> provides </text:span></text:span><text:span text:style-name="Source_20_Text"><text:span text:style-name="T54">us</text:span></text:span><text:span text:style-name="Source_20_Text"><text:span text:style-name="T53"> with an interface to the Unix system. It gathers input from you and executes programs based on that input. When a program finishes executing, it displays that program's output. Shell is an environment in which we can run our commands, programs, and shell scripts. There are different flavors of a shell, just as there are different flavors of operating systems. Each flavor of shell has its own set of recognized commands and functions.</text:span></text:span></text:p>
          <text:list>
            <text:list-item>
              <text:p text:style-name="P28"><text:span text:style-name="Source_20_Text"><text:span text:style-name="T44">Shell Prompt, </text:span></text:span><text:span text:style-name="Source_20_Text"><text:span text:style-name="T60">$</text:span></text:span><text:span text:style-name="Source_20_Text"><text:span text:style-name="T53">, which is called the </text:span></text:span><text:span text:style-name="Source_20_Text"><text:span text:style-name="T60">command prompt</text:span></text:span><text:span text:style-name="Source_20_Text"><text:span text:style-name="T53">, is issued by the shell. While the prompt is displayed, you can type a command. Shell reads your input after you press </text:span></text:span><text:span text:style-name="Source_20_Text"><text:span text:style-name="T60">Enter</text:span></text:span><text:span text:style-name="Source_20_Text"><text:span text:style-name="T53">. It determines the command you want executed by looking at the first word of your input. A word is an unbroken set of characters. Spaces and tabs separate words.</text:span></text:span></text:p>
              <text:p text:style-name="P28"><text:span text:style-name="Source_20_Text"><text:span text:style-name="T53"/></text:span></text:p>
            </text:list-item>
          </text:list>
          <text:p text:style-name="P29"><text:soft-page-break/><text:tab/>Following is a simple example of the <text:span text:style-name="T95">date</text:span> command, which displays the current date <text:tab/>and time −</text:p>
          <text:p text:style-name="P3"><text:tab/>$date</text:p>
          <text:list text:continue-numbering="true">
            <text:list-header>
              <text:p text:style-name="P28"><text:span text:style-name="Source_20_Text"><text:span text:style-name="T53">Thu Jun 25 08:30:19 MST 2009</text:span></text:span></text:p>
              <text:p text:style-name="P27"><text:span text:style-name="Source_20_Text"><text:span text:style-name="T53"/></text:span></text:p>
            </text:list-header>
            <text:list-item>
              <text:p text:style-name="P30"><text:span text:style-name="Source_20_Text"><text:span text:style-name="T45">Shell Types, </text:span></text:span><text:span text:style-name="Source_20_Text"><text:span text:style-name="T55">In Unix, there are two major types of shells </text:span></text:span></text:p>
              <text:list>
                <text:list-item>
                  <text:p text:style-name="P33"><text:span text:style-name="Source_20_Text"><text:span text:style-name="T45">Bourne Shell, </text:span></text:span><text:span text:style-name="Source_20_Text"><text:span text:style-name="T55">the $ character is the default prompt. </text:span></text:span><text:span text:style-name="Source_20_Text"><text:span text:style-name="T57">Sub-categories in bourne shell </text:span></text:span><text:span text:style-name="Source_20_Text"><text:span text:style-name="T58">are, </text:span></text:span><text:span text:style-name="Source_20_Text"><text:span text:style-name="T47">Korn shell(ksh), Bourne again shell(bash)-</text:span></text:span><text:span text:style-name="Source_20_Text"><text:span text:style-name="T49">, originally developed for the </text:span></text:span><text:a xlink:type="simple" xlink:href="https://en.wikipedia.org/wiki/GNU_project" text:style-name="Internet_20_link" text:visited-style-name="Visited_20_Internet_20_Link"><text:span text:style-name="Source_20_Text"><text:span text:style-name="T42">GNU project</text:span></text:span></text:a><text:span text:style-name="Source_20_Text"><text:span text:style-name="T47">, POSIX shell(sh).</text:span></text:span></text:p>
                </text:list-item>
                <text:list-item>
                  <text:p text:style-name="P31"><text:span text:style-name="Source_20_Text"><text:span text:style-name="T46">C Shell, </text:span></text:span><text:span text:style-name="Source_20_Text"><text:span text:style-name="T56">the % character is the default prompt. </text:span></text:span><text:span text:style-name="Source_20_Text"><text:span text:style-name="T58">Sub-categories in C shell are, </text:span></text:span><text:span text:style-name="Source_20_Text"><text:span text:style-name="T48">TENEX/TOPS C shell (tcsh)</text:span></text:span></text:p>
                </text:list-item>
              </text:list>
            </text:list-item>
          </text:list>
        </text:list-item>
      </text:list>
      <text:p text:style-name="P45"><text:span text:style-name="Source_20_Text"><text:span text:style-name="T56"/></text:span></text:p>
      <text:p text:style-name="P45"><text:span text:style-name="Source_20_Text"><text:span text:style-name="T56"/></text:span></text:p>
      <text:list xml:id="list175357784893821" text:continue-numbering="true" text:style-name="L2">
        <text:list-item>
          <text:p text:style-name="P46"><text:span text:style-name="Source_20_Text"><text:span text:style-name="T56">The original Unix shell was written in the mid-1970s by Stephen R. Bourne while he was at the AT&amp;T Bell Labs in New Jersey. Bourne shell was the first shell to appear on Unix systems, thus it is referred to as "the shell". Bourne shell is usually installed as </text:span></text:span><text:span text:style-name="Source_20_Text"><text:span text:style-name="T61">/bin/sh</text:span></text:span><text:span text:style-name="Source_20_Text"><text:span text:style-name="T56"> on most versions of Unix. For this reason, it is <text:tab/>the shell of choice for writing scripts that can be used on different versions of Unix.</text:span></text:span></text:p>
        </text:list-item>
      </text:list>
      <text:p text:style-name="Text_20_body"><text:tab/></text:p>
      <text:list xml:id="list175357979286811" text:continue-numbering="true" text:style-name="L2">
        <text:list-item>
          <text:p text:style-name="P19"><text:span text:style-name="T23">Basic Unix commands</text:span><text:span text:style-name="T2">, with GNU coreutils being the standard implementation. Alternatives exist for embedded systems, such as the copyleft </text:span><text:a xlink:type="simple" xlink:href="https://en.wikipedia.org/wiki/BusyBox" text:style-name="Internet_20_link" text:visited-style-name="Visited_20_Internet_20_Link"><text:span text:style-name="T35">BusyBox</text:span></text:a><text:span text:style-name="T2">, and the BSD-licensed </text:span><text:a xlink:type="simple" xlink:href="https://en.wikipedia.org/wiki/Toybox" text:style-name="Internet_20_link" text:visited-style-name="Visited_20_Internet_20_Link"><text:span text:style-name="T35">Toybox</text:span></text:a><text:span text:style-name="T2">.</text:span></text:p>
          <text:p text:style-name="P40"/>
        </text:list-item>
        <text:list-item>
          <text:p text:style-name="P19"><text:span text:style-name="T41">Widget Toolkits</text:span><text:span text:style-name="T40">, </text:span><text:span text:style-name="T2">are the libraries used to build </text:span><text:a xlink:type="simple" xlink:href="https://en.wikipedia.org/wiki/Graphical_user_interface" text:style-name="Internet_20_link" text:visited-style-name="Visited_20_Internet_20_Link"><text:span text:style-name="T35">graphical user interfaces</text:span></text:a><text:span text:style-name="T2"> (GUIs) for software applications. Numerous widget toolkits are available, including </text:span><text:a xlink:type="simple" xlink:href="https://en.wikipedia.org/wiki/GTK" text:style-name="Internet_20_link" text:visited-style-name="Visited_20_Internet_20_Link"><text:span text:style-name="T35">GTK</text:span></text:a><text:span text:style-name="T2"> and </text:span><text:a xlink:type="simple" xlink:href="https://en.wikipedia.org/wiki/Clutter_(software)" text:style-name="Internet_20_link" text:visited-style-name="Visited_20_Internet_20_Link"><text:span text:style-name="T35">Clutter</text:span></text:a><text:span text:style-name="T2"> developed by the </text:span><text:a xlink:type="simple" xlink:href="https://en.wikipedia.org/wiki/GNOME_project" text:style-name="Internet_20_link" text:visited-style-name="Visited_20_Internet_20_Link"><text:span text:style-name="T35">GNOME project</text:span></text:a><text:span text:style-name="T2">, </text:span><text:a xlink:type="simple" xlink:href="https://en.wikipedia.org/wiki/Qt_(software)" text:style-name="Internet_20_link" text:visited-style-name="Visited_20_Internet_20_Link"><text:span text:style-name="T35">Qt</text:span></text:a><text:span text:style-name="T2"> developed by the </text:span><text:a xlink:type="simple" xlink:href="https://en.wikipedia.org/wiki/Qt_Project" text:style-name="Internet_20_link" text:visited-style-name="Visited_20_Internet_20_Link"><text:span text:style-name="T35">Qt Project</text:span></text:a><text:span text:style-name="T2"> and led by </text:span><text:a xlink:type="simple" xlink:href="https://en.wikipedia.org/wiki/The_Qt_Company" text:style-name="Internet_20_link" text:visited-style-name="Visited_20_Internet_20_Link"><text:span text:style-name="T35">The Qt Company</text:span></text:a><text:span text:style-name="T2">, and </text:span><text:a xlink:type="simple" xlink:href="https://en.wikipedia.org/wiki/Enlightenment_Foundation_Libraries" text:style-name="Internet_20_link" text:visited-style-name="Visited_20_Internet_20_Link"><text:span text:style-name="T35">Enlightenment Foundation Libraries</text:span></text:a><text:span text:style-name="T2"> (EFL) developed primarily by the </text:span><text:a xlink:type="simple" xlink:href="https://en.wikipedia.org/wiki/Enlightenment_(software)" text:style-name="Internet_20_link" text:visited-style-name="Visited_20_Internet_20_Link"><text:span text:style-name="T35">Enlightenment</text:span></text:a><text:span text:style-name="T2"> team.</text:span></text:p>
          <text:p text:style-name="P19"><text:span text:style-name="T2"/></text:p>
        </text:list-item>
        <text:list-item>
          <text:p text:style-name="P19"><text:span text:style-name="T24">Package management system</text:span><text:span text:style-name="T2">, such as </text:span><text:a xlink:type="simple" xlink:href="https://en.wikipedia.org/wiki/Dpkg" text:style-name="Internet_20_link" text:visited-style-name="Visited_20_Internet_20_Link"><text:span text:style-name="T35">dpkg</text:span></text:a><text:span text:style-name="T2"> and </text:span><text:a xlink:type="simple" xlink:href="https://en.wikipedia.org/wiki/RPM_Package_Manager" text:style-name="Internet_20_link" text:visited-style-name="Visited_20_Internet_20_Link"><text:span text:style-name="T35">RPM</text:span></text:a><text:span text:style-name="T2">. Alternatively packages can be compiled from binary or source </text:span><text:a xlink:type="simple" xlink:href="https://en.wikipedia.org/wiki/Tar_(computing)" text:style-name="Internet_20_link" text:visited-style-name="Visited_20_Internet_20_Link"><text:span text:style-name="T35">tarballs</text:span></text:a><text:span text:style-name="T2">.</text:span></text:p>
          <text:p text:style-name="P19"><text:span text:style-name="T2"/></text:p>
        </text:list-item>
        <text:list-item>
          <text:p text:style-name="P36"><text:span text:style-name="T25">Graphics Server, </text:span><text:span text:style-name="T90">also considered as </text:span><text:span text:style-name="T27">window system</text:span><text:span text:style-name="T90">. P</text:span><text:span text:style-name="T87">rovides a graphical sub-system(server) </text:span><text:span text:style-name="T86">called “X” or “X Server”, that allows graphical programs to run locally or remotely on the X-windowing system, that renders images and shapes on your computer monitor. </text:span><text:a xlink:type="simple" xlink:href="https://en.wikipedia.org/wiki/Wayland_(display_server_protocol)" text:style-name="Internet_20_link" text:visited-style-name="Visited_20_Internet_20_Link"><text:span text:style-name="T52">Wayland</text:span></text:a><text:span text:style-name="T89"> is a display server protocol intended as a replacement for the X11 protocol; as of 2014, it has not received wider adoption. Unlike X11, Wayland does not need an external window manager and compositing manager. Therefore, a Wayland compositor takes the role of the display server, window manager and compositing manager. Weston is the reference implementation of Wayland, while GNOME's Mutter and KDE's KWin are being ported to Wayland as standalone display servers. </text:span></text:p>
          <text:p text:style-name="P34"><text:span text:style-name="T86"/></text:p>
        </text:list-item>
        <text:list-item>
          <text:p text:style-name="P35"><text:span text:style-name="T26">Window manager, </text:span><text:span text:style-name="T88">is </text:span><text:a xlink:type="simple" xlink:href="https://en.wikipedia.org/wiki/System_software" text:style-name="Internet_20_link" text:visited-style-name="Visited_20_Internet_20_Link"><text:span text:style-name="T51">system software</text:span></text:a><text:span text:style-name="T88"> that controls the placement and appearance of </text:span><text:a xlink:type="simple" xlink:href="https://en.wikipedia.org/wiki/Window_(computing)" text:style-name="Internet_20_link" text:visited-style-name="Visited_20_Internet_20_Link"><text:span text:style-name="T51">windows</text:span></text:a><text:span text:style-name="T88"> within a </text:span><text:a xlink:type="simple" xlink:href="https://en.wikipedia.org/wiki/Windowing_system" text:style-name="Internet_20_link" text:visited-style-name="Visited_20_Internet_20_Link"><text:span text:style-name="T51">windowing system</text:span></text:a><text:span text:style-name="T88"> in a </text:span><text:a xlink:type="simple" xlink:href="https://en.wikipedia.org/wiki/Graphical_user_interface" text:style-name="Internet_20_link" text:visited-style-name="Visited_20_Internet_20_Link"><text:span text:style-name="T51">graphical user interface</text:span></text:a><text:span text:style-name="T88">. Most window managers </text:span><text:soft-page-break/><text:span text:style-name="T88">are designed to help provide a </text:span><text:a xlink:type="simple" xlink:href="https://en.wikipedia.org/wiki/Desktop_environment" text:style-name="Internet_20_link" text:visited-style-name="Visited_20_Internet_20_Link"><text:span text:style-name="T51">desktop environment</text:span></text:a><text:span text:style-name="T88">. They work in conjunction with the underlying graphical system that provides required functionality—support for graphics hardware, pointing devices, and a keyboard—and are often written and created using a </text:span><text:a xlink:type="simple" xlink:href="https://en.wikipedia.org/wiki/Widget_toolkit" text:style-name="Internet_20_link" text:visited-style-name="Visited_20_Internet_20_Link"><text:span text:style-name="T51">widget toolkit</text:span></text:a><text:span text:style-name="T88">. <text:s/>Also known as a graphical user interface (GUI). There are many options, including GNOME, KDE, MATE, Unity, and Cinnamon. A desktop environment usually has several applications, including file and web browsers. These allow the user to access and manage the essential and frequently accessed features and services of an operating system. Few window managers are designed with a clear distinction between the </text:span><text:a xlink:type="simple" xlink:href="https://en.wikipedia.org/wiki/Windowing_system" text:style-name="Internet_20_link" text:visited-style-name="Visited_20_Internet_20_Link"><text:span text:style-name="T51">windowing system</text:span></text:a><text:span text:style-name="T88"> and the window manager. Every graphical user interface based on a </text:span><text:a xlink:type="simple" xlink:href="https://en.wikipedia.org/wiki/Windows_metaphor" text:style-name="Internet_20_link" text:visited-style-name="Visited_20_Internet_20_Link"><text:span text:style-name="T51">windows metaphor</text:span></text:a><text:span text:style-name="T88"> has some form of window management. In practice, the elements of this functionality vary greatly. Elements usually associated with window managers allow the user to open, close, minimize, maximize, move, resize, and keep track of running windows, including </text:span><text:a xlink:type="simple" xlink:href="https://en.wikipedia.org/wiki/Window_decorator" text:style-name="Internet_20_link" text:visited-style-name="Visited_20_Internet_20_Link"><text:span text:style-name="T51">window</text:span></text:a><text:a xlink:type="simple" xlink:href="https://en.wikipedia.org/wiki/Window_decorator" text:style-name="Internet_20_link" text:visited-style-name="Visited_20_Internet_20_Link"><text:span text:style-name="T88"> </text:span></text:a><text:a xlink:type="simple" xlink:href="https://en.wikipedia.org/wiki/Window_decorator" text:style-name="Internet_20_link" text:visited-style-name="Visited_20_Internet_20_Link"><text:span text:style-name="T51">decorators</text:span></text:a><text:span text:style-name="T88">. Many window managers also come with various utilities and features such as </text:span><text:a xlink:type="simple" xlink:href="https://en.wikipedia.org/wiki/Task_bar" text:style-name="Internet_20_link" text:visited-style-name="Visited_20_Internet_20_Link"><text:span text:style-name="T51">task bars</text:span></text:a><text:span text:style-name="T88">, program launchers, docks to facilitate halving or quartering windows on screen, workspaces for grouping windows, </text:span><text:a xlink:type="simple" xlink:href="https://en.wikipedia.org/wiki/Desktop_icon" text:style-name="Internet_20_link" text:visited-style-name="Visited_20_Internet_20_Link"><text:span text:style-name="T51">desktop icons</text:span></text:a><text:span text:style-name="T88">, wallpaper, an ability to keep select windows in foreground, the ability to "roll up" windows to show only their title bars, to cascade windows, to stack windows into a grid, to group windows of the same program in the task bar in order to save space, and optional multi-row taskbars. </text:span><text:span text:style-name="T89">Desktop environments include window managers as part of their standard installations, such as </text:span><text:a xlink:type="simple" xlink:href="https://en.wikipedia.org/wiki/Mutter_(window_manager)" text:style-name="Internet_20_link" text:visited-style-name="Visited_20_Internet_20_Link"><text:span text:style-name="T52">Mutter</text:span></text:a><text:span text:style-name="T89"> (GNOME), </text:span><text:a xlink:type="simple" xlink:href="https://en.wikipedia.org/wiki/KWin" text:style-name="Internet_20_link" text:visited-style-name="Visited_20_Internet_20_Link"><text:span text:style-name="T52">KWin</text:span></text:a><text:span text:style-name="T89"> (KDE) or </text:span><text:a xlink:type="simple" xlink:href="https://en.wikipedia.org/wiki/Xfwm" text:style-name="Internet_20_link" text:visited-style-name="Visited_20_Internet_20_Link"><text:span text:style-name="T52">Xfwm</text:span></text:a><text:span text:style-name="T89"> (xfce), although users may choose to use a different window manager if preferred. </text:span></text:p>
          <text:p text:style-name="P42"/>
          <text:p text:style-name="P20"><text:span text:style-name="T2"/></text:p>
        </text:list-item>
      </text:list>
      <text:p text:style-name="P2"/>
      <text:list xml:id="list175358904584330" text:continue-numbering="true" text:style-name="L2">
        <text:list-header>
          <text:p text:style-name="P41"/>
          <text:list text:style-name="L1">
            <text:list-header>
              <text:p text:style-name="P43"/>
            </text:list-header>
          </text:list>
        </text:list-header>
      </text:list>
      <text:p text:style-name="P2"/>
      <text:p text:style-name="P2"/>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9T12:48:28.673221643</meta:creation-date>
    <meta:generator>LibreOffice/7.3.3.1$Linux_X86_64 LibreOffice_project/30$Build-1</meta:generator>
    <dc:date>2022-05-24T17:53:56.697084514</dc:date>
    <meta:editing-duration>PT4H21M</meta:editing-duration>
    <meta:editing-cycles>151</meta:editing-cycles>
    <meta:document-statistic meta:table-count="0" meta:image-count="0" meta:object-count="0" meta:page-count="7" meta:paragraph-count="106" meta:word-count="3049" meta:character-count="18057" meta:non-whitespace-character-count="15138"/>
  </office:meta>
</office:document-meta>
</file>